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4.535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3.552cm" style:rel-column-width="13687*"/>
    </style:style>
    <style:style style:name="Таблица11.B" style:family="table-column">
      <style:table-column-properties style:column-width="13.457cm" style:rel-column-width="5184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7.009cm" fo:margin-left="0cm" fo:margin-right="-0.011cm" table:align="margins"/>
    </style:style>
    <style:style style:name="Таблица12.A" style:family="table-column">
      <style:table-column-properties style:column-width="3.552cm" style:rel-column-width="13687*"/>
    </style:style>
    <style:style style:name="Таблица12.B" style:family="table-column">
      <style:table-column-properties style:column-width="13.457cm" style:rel-column-width="5184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3.552cm" style:rel-column-width="13687*"/>
    </style:style>
    <style:style style:name="Таблица13.B" style:family="table-column">
      <style:table-column-properties style:column-width="13.457cm" style:rel-column-width="51848*"/>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0.002cm solid #000000" fo:border-top="none" fo:border-bottom="0.002cm solid #000000"/>
    </style:style>
    <style:style style:name="Таблица14" style:family="table">
      <style:table-properties style:width="17.009cm" fo:margin-left="0cm" fo:margin-right="-0.011cm" table:align="margins"/>
    </style:style>
    <style:style style:name="Таблица14.A" style:family="table-column">
      <style:table-column-properties style:column-width="3.552cm" style:rel-column-width="13687*"/>
    </style:style>
    <style:style style:name="Таблица14.B" style:family="table-column">
      <style:table-column-properties style:column-width="13.457cm" style:rel-column-width="51848*"/>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552cm" style:rel-column-width="13687*"/>
    </style:style>
    <style:style style:name="Таблица15.B" style:family="table-column">
      <style:table-column-properties style:column-width="13.457cm" style:rel-column-width="51848*"/>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paragraph-properties fo:margin-left="0cm" fo:margin-right="0cm" fo:text-indent="1.199cm" style:auto-text-indent="false"/>
    </style:style>
    <style:style style:name="P35" style:family="paragraph" style:parent-style-name="Text_20_body">
      <style:paragraph-properties fo:margin-left="0cm" fo:margin-right="0cm" fo:text-indent="0cm" style:auto-text-indent="false"/>
    </style:style>
    <style:style style:name="P36" style:family="paragraph" style:parent-style-name="Table">
      <style:paragraph-properties fo:keep-with-next="always"/>
    </style:style>
    <style:style style:name="P37"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38" style:family="paragraph" style:parent-style-name="Table_20_Contents">
      <style:paragraph-properties fo:text-align="justify" style:justify-single-word="false"/>
      <style:text-properties fo:font-size="14pt" style:font-size-asian="14pt"/>
    </style:style>
    <style:style style:name="P39" style:family="paragraph" style:parent-style-name="Text_20_body">
      <style:paragraph-properties fo:margin-left="0cm" fo:margin-right="0cm" fo:text-indent="0.9cm" style:auto-text-indent="false"/>
    </style:style>
    <style:style style:name="P40" style:family="paragraph" style:parent-style-name="Листинг_20_кода">
      <style:text-properties style:font-name="Times New Roman"/>
    </style:style>
    <style:style style:name="P41" style:family="paragraph" style:parent-style-name="Листинг_20_кода">
      <style:text-properties style:font-name="Times New Roman" fo:font-size="12pt" style:font-size-asian="12pt" style:font-size-complex="12pt"/>
    </style:style>
    <style:style style:name="P42" style:family="paragraph" style:parent-style-name="Листинг_20_кода">
      <style:text-properties style:font-name="Times New Roman" fo:font-size="12pt" style:font-name-asian="Menlo-Regular" style:font-size-asian="12pt" style:font-name-complex="Menlo-Regular" style:font-size-complex="12pt"/>
    </style:style>
    <style:style style:name="P43"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4" style:family="paragraph" style:parent-style-name="Листинг_20_кода">
      <style:text-properties style:font-name-asian="Menlo-Regular" style:font-name-complex="Menlo-Regular"/>
    </style:style>
    <style:style style:name="P45" style:family="paragraph" style:parent-style-name="Листинг_20_кода">
      <style:text-properties fo:font-size="13pt" style:font-name-asian="Menlo-Regular" style:font-size-asian="13pt" style:font-name-complex="Menlo-Regular" style:font-size-complex="13pt"/>
    </style:style>
    <style:style style:name="P46" style:family="paragraph" style:parent-style-name="Листинг_20_кода">
      <style:text-properties fo:font-size="12pt" style:font-size-asian="12pt" style:font-size-complex="12pt"/>
    </style:style>
    <style:style style:name="P47" style:family="paragraph" style:parent-style-name="Листинг_20_кода">
      <style:text-properties style:use-window-font-color="true" style:font-name="Times New Roman" fo:font-size="12pt" style:font-name-asian="Monaco" style:font-size-asian="12pt" style:font-name-complex="Monaco" style:font-size-complex="12pt"/>
    </style:style>
    <style:style style:name="P48" style:family="paragraph" style:parent-style-name="Contents_20_Heading">
      <style:paragraph-properties fo:break-before="page"/>
    </style:style>
    <style:style style:name="P49"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1">
      <style:text-properties style:font-name-asian="TimesNewRomanPSMT" style:font-name-complex="TimesNewRomanPSMT" style:font-size-complex="14pt"/>
    </style:style>
    <style:style style:name="P52" style:family="paragraph" style:parent-style-name="Text_20_body" style:list-style-name="L2">
      <style:text-properties style:font-name-asian="TimesNewRomanPSMT" style:font-name-complex="TimesNewRomanPSMT"/>
    </style:style>
    <style:style style:name="P53" style:family="paragraph" style:parent-style-name="Text_20_body" style:list-style-name="L3">
      <style:text-properties style:font-name-asian="TimesNewRomanPSMT" style:font-name-complex="TimesNewRomanPSMT"/>
    </style:style>
    <style:style style:name="P54" style:family="paragraph" style:parent-style-name="Text_20_body" style:list-style-name="L4">
      <style:text-properties style:font-name-asian="TimesNewRomanPSMT" style:font-name-complex="TimesNewRomanPSMT"/>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6">
      <style:text-properties style:font-name-asian="Verdana" style:font-name-complex="Verdana" style:font-size-complex="14pt"/>
    </style:style>
    <style:style style:name="P59" style:family="paragraph" style:parent-style-name="Text_20_body" style:list-style-name="L7">
      <style:text-properties style:font-name-asian="Verdana" style:font-name-complex="Verdana" style:font-size-complex="14pt"/>
    </style:style>
    <style:style style:name="P60" style:family="paragraph" style:parent-style-name="Text_20_body" style:list-style-name="L8">
      <style:text-properties style:font-name-asian="Verdana" style:font-name-complex="Verdana" style:font-size-complex="14pt"/>
    </style:style>
    <style:style style:name="P61" style:family="paragraph" style:parent-style-name="Text_20_body" style:list-style-name="L9">
      <style:text-properties style:font-name-asian="Verdana" style:font-name-complex="Verdana" style:font-size-complex="14pt"/>
    </style:style>
    <style:style style:name="P62" style:family="paragraph" style:parent-style-name="Text_20_body" style:list-style-name="L10">
      <style:text-properties style:font-name-asian="Verdana" style:font-name-complex="Verdana" style:font-size-complex="14pt"/>
    </style:style>
    <style:style style:name="P63" style:family="paragraph" style:parent-style-name="Text_20_body" style:list-style-name="L11">
      <style:text-properties style:font-name-asian="Verdana" style:font-name-complex="Verdana" style:font-size-complex="14pt"/>
    </style:style>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paragraph-properties>
        <style:tab-stops/>
      </style:paragraph-properties>
    </style:style>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text-properties fo:color="#000000"/>
    </style:style>
    <style:style style:name="P75" style:family="paragraph" style:parent-style-name="Text_20_body" style:list-style-name="L18">
      <style:text-properties fo:color="#000000"/>
    </style:style>
    <style:style style:name="P76" style:family="paragraph" style:parent-style-name="Text_20_body" style:list-style-name="L19">
      <style:text-properties fo:color="#000000"/>
    </style:style>
    <style:style style:name="P77" style:family="paragraph" style:parent-style-name="Text_20_body">
      <style:paragraph-properties fo:margin-left="0cm" fo:margin-right="0cm" fo:text-indent="0cm" style:auto-text-indent="false"/>
    </style:style>
    <style:style style:name="P78" style:family="paragraph" style:parent-style-name="Heading_20_1">
      <style:paragraph-properties fo:break-before="page"/>
    </style:style>
    <style:style style:name="P79"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color="#000000" fo:font-size="14pt" fo:language="ru" fo:country="RU" style:font-size-asian="14pt" style:font-size-complex="14pt"/>
    </style:style>
    <style:style style:name="T5" style:family="text">
      <style:text-properties fo:color="#000000" style:font-name="Times New Roman" fo:font-size="12pt" style:font-name-asian="Menlo-Regular" style:font-size-asian="12pt" style:font-name-complex="Menlo-Regular" style:font-size-complex="12pt"/>
    </style:style>
    <style:style style:name="T6" style:family="text">
      <style:text-properties fo:color="#000000" style:font-name="Times New Roman" fo:font-size="13pt" style:font-name-asian="Menlo-Regular" style:font-size-asian="13pt" style:font-name-complex="Menlo-Regular" style:font-size-complex="13pt"/>
    </style:style>
    <style:style style:name="T7"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8"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9"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0"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1"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2"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3"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4" style:family="text">
      <style:text-properties fo:color="#000000" style:font-name="Times New Roman" fo:font-size="14pt" fo:language="en" fo:country="US" style:font-name-asian="TimesNewRomanPSMT" style:font-size-asian="14pt" style:font-name-complex="TimesNewRomanPSMT" style:font-size-complex="14pt"/>
    </style:style>
    <style:style style:name="T15"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6"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7"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8" style:family="text">
      <style:text-properties fo:color="#000000" fo:font-style="italic" style:text-underline-style="none" fo:font-weight="normal" style:font-style-asian="italic" style:font-weight-asian="normal" style:font-style-complex="italic" style:font-weight-complex="normal"/>
    </style:style>
    <style:style style:name="T19" style:family="text">
      <style:text-properties fo:color="#000000" fo:font-style="normal" style:text-underline-style="none" fo:font-weight="normal" style:font-style-asian="normal" style:font-weight-asian="normal" style:font-style-complex="normal" style:font-weight-complex="normal"/>
    </style:style>
    <style:style style:name="T20" style:family="text">
      <style:text-properties fo:color="#000000" fo:language="en" fo:country="US"/>
    </style:style>
    <style:style style:name="T21" style:family="text">
      <style:text-properties style:font-name-asian="Arial" style:font-name-complex="Arial"/>
    </style:style>
    <style:style style:name="T22" style:family="text">
      <style:text-properties style:font-size-complex="14pt"/>
    </style:style>
    <style:style style:name="T23" style:family="text">
      <style:text-properties fo:language="en" fo:country="US"/>
    </style:style>
    <style:style style:name="T24" style:family="text">
      <style:text-properties fo:language="en" fo:country="US" style:font-size-complex="14pt"/>
    </style:style>
    <style:style style:name="T25" style:family="text">
      <style:text-properties fo:language="en" fo:country="US" style:font-name-asian="TimesNewRomanPSMT" style:font-name-complex="TimesNewRomanPSMT" style:font-size-complex="14pt"/>
    </style:style>
    <style:style style:name="T26" style:family="text">
      <style:text-properties style:font-name-asian="TimesNewRomanPSMT" style:font-name-complex="TimesNewRomanPSMT"/>
    </style:style>
    <style:style style:name="T27" style:family="text">
      <style:text-properties style:font-name-asian="TimesNewRomanPSMT" style:font-name-complex="TimesNewRomanPSMT" style:font-size-complex="14pt"/>
    </style:style>
    <style:style style:name="T28" style:family="text">
      <style:text-properties style:font-name-asian="Helvetica" style:font-name-complex="Helvetica" style:font-size-complex="14pt"/>
    </style:style>
    <style:style style:name="T29" style:family="text">
      <style:text-properties style:font-name="TimesNewRomanPSMT" style:font-name-asian="TimesNewRomanPSMT" style:font-name-complex="TimesNewRomanPSMT"/>
    </style:style>
    <style:style style:name="T30" style:family="text">
      <style:text-properties style:font-name-asian="Verdana" style:font-name-complex="Verdana" style:font-size-complex="14pt"/>
    </style:style>
    <style:style style:name="T31" style:family="text">
      <style:text-properties fo:font-style="italic" style:font-name-asian="Verdana" style:font-style-asian="italic" style:font-name-complex="Verdana" style:font-size-complex="14pt" style:font-style-complex="italic"/>
    </style:style>
    <style:style style:name="T32" style:family="text">
      <style:text-properties style:font-name="LucidaGrande" fo:font-size="11pt" style:letter-kerning="false" style:font-size-asian="11pt" style:font-name-complex="LucidaGrande" style:font-size-complex="11pt"/>
    </style:style>
    <style:style style:name="T33" style:family="text">
      <style:text-properties fo:language="en" fo:country="GB"/>
    </style:style>
    <style:style style:name="T34" style:family="text">
      <style:text-properties style:font-name="Times New Roman"/>
    </style:style>
    <style:style style:name="T35" style:family="text">
      <style:text-properties style:font-name="Times New Roman" fo:font-size="12pt" fo:language="en" fo:country="US" style:letter-kerning="false" style:font-size-asian="12pt" style:font-name-complex="LucidaGrande" style:font-size-complex="12pt"/>
    </style:style>
    <style:style style:name="T36" style:family="text">
      <style:text-properties style:font-name="Times New Roman" fo:font-size="12pt" style:letter-kerning="false" style:font-size-asian="12pt" style:font-name-complex="LucidaGrande" style:font-size-complex="12pt"/>
    </style:style>
    <style:style style:name="T37" style:family="text">
      <style:text-properties style:font-name="Times New Roman" fo:font-size="12pt" style:font-name-asian="Menlo-Regular" style:font-size-asian="12pt" style:font-name-complex="Menlo-Regular" style:font-size-complex="12pt"/>
    </style:style>
    <style:style style:name="T38" style:family="text">
      <style:text-properties style:font-name="Times New Roman" fo:font-size="12pt" style:font-size-asian="12pt" style:font-size-complex="12pt"/>
    </style:style>
    <style:style style:name="T39" style:family="text">
      <style:text-properties style:font-name="Times New Roman" fo:font-size="14pt" style:font-size-asian="14pt" style:font-size-complex="14pt"/>
    </style:style>
    <style:style style:name="T40" style:family="text">
      <style:text-properties style:font-name="Times New Roman" fo:font-size="14pt" fo:language="en" fo:country="US" style:font-size-asian="14pt" style:font-size-complex="14pt"/>
    </style:style>
    <style:style style:name="T41" style:family="text">
      <style:text-properties style:font-name="Times New Roman" fo:font-size="14pt" fo:language="en" fo:country="US" style:letter-kerning="false" style:font-size-asian="14pt" style:font-name-complex="LucidaGrande" style:font-size-complex="14pt"/>
    </style:style>
    <style:style style:name="T42"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3" style:family="text">
      <style:text-properties style:font-name="Times New Roman" fo:font-style="italic" style:text-underline-style="none" fo:font-weight="normal" style:font-style-asian="italic" style:font-weight-asian="normal" style:font-style-complex="italic" style:font-weight-complex="normal"/>
    </style:style>
    <style:style style:name="T44" style:family="text">
      <style:text-properties style:font-name-asian="Menlo-Regular" style:font-name-complex="Menlo-Regular"/>
    </style:style>
    <style:style style:name="T45" style:family="text">
      <style:text-properties style:use-window-font-color="true" style:font-name-asian="Monaco" style:font-name-complex="Monaco"/>
    </style:style>
    <style:style style:name="T46" style:family="text">
      <style:text-properties style:use-window-font-color="true" style:font-name="Times New Roman" fo:font-size="14pt" style:font-name-asian="ArialMT" style:font-size-asian="14pt" style:font-name-complex="ArialM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9">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  **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4">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span></text:span><text:span text:style-name="Default_20_Paragraph_20_Font"><text:span text:style-name="T1"><text:tab/>( _Фамилия</text:span></text:span><text:span text:style-name="Default_20_Paragraph_20_Font"><text:span text:style-name="T4"> И.О. <text:s text:c="5"/></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span></text:span><text:span text:style-name="Default_20_Paragraph_20_Font"><text:span text:style-name="T1"><text:tab/>( _Смирнов И.В. <text:s text:c="6"/>)</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text:span></text:span><text:span text:style-name="Default_20_Paragraph_20_Font"><text:span text:style-name="T1"><text:tab/>( _Бражников М. М. )</text:span></text:span></text:p>
      <text:p text:style-name="P24"><text:span text:style-name="Default_20_Paragraph_20_Font"><text:span text:style-name="T1">по нормоконтролю</text:span></text:span><text:span text:style-name="Default_20_Paragraph_20_Font"><text:span text:style-name="T1"><text:tab/>( _Фамилия И.О. <text:s text:c="5"/>)</text:span></text:span></text:p>
      <text:p text:style-name="P3"/>
      <text:p text:style-name="P7"><text:span text:style-name="Default_20_Paragraph_20_Font"><text:span text:style-name="T1">Рецензент: </text:span></text:span><text:span text:style-name="Default_20_Paragraph_20_Font"><text:span text:style-name="T1"><text:tab/>( <text:s text:c="32"/>)</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table-of-content-source>
        <text:index-body>
          <text:index-title text:style-name="Sect1" text:name="_TOC0_Head">
            <text:p text:style-name="P48">СОДЕРЖАНИЕ</text:p>
          </text:index-title>
          <text:p text:style-name="P49">ПЕРЕЧЕНЬ УСЛОВНЫХ ОБОЗНАЧЕНИЙ, СИМВОЛОВ И ТЕРМИНОВ<text:tab/>5</text:p>
          <text:p text:style-name="P49">ВВЕДЕНИЕ<text:tab/>6</text:p>
          <text:p text:style-name="P49"><text:s/>1 МЕТОДЫ И ТЕХНОЛОГИИ ПОСТРОЕНИЯ ИНТЕРНЕТ-ПРИЛОЖЕНИЙ<text:tab/>8</text:p>
          <text:p text:style-name="P49"><text:s/>1.1 Анализ требований к системе<text:tab/>8</text:p>
          <text:p text:style-name="P49"><text:s/>1.2 Язык разметки гипертекста<text:tab/>10</text:p>
          <text:p text:style-name="P49"><text:s/>1.3 Анализ режима работы системы<text:tab/>11</text:p>
          <text:p text:style-name="P49"><text:s/>1.4 Информационно-справочные системы предоставляющие информацию юридического характера<text:tab/>12</text:p>
          <text:p text:style-name="P49"><text:s/>1.5 Классификация юридических услуг<text:tab/>14</text:p>
          <text:p text:style-name="P49"><text:s/>1.6 Библиотеки для построения Интернет-приложений<text:tab/>15</text:p>
          <text:p text:style-name="P49"><text:s/>1.7 Технические требования к разрабатываемой системе<text:tab/>18</text:p>
          <text:p text:style-name="P49"><text:s/>2 ПРОЕКТИРОВАНИЕ ИНТЕРНЕТ-ПРИЛОЖЕНИЯ<text:tab/>19</text:p>
          <text:p text:style-name="P49"><text:s/>2.1 Проектирование основного алгоритма работы пользователя с Интернет-приложением<text:tab/>19</text:p>
          <text:p text:style-name="P49"><text:s/>2.2 Проектирование вариантов использования системы<text:tab/>20</text:p>
          <text:p text:style-name="P49"><text:s/>2.3 Проектирование подсистемы хранения информации<text:tab/>22</text:p>
          <text:p text:style-name="P49"><text:s/>2.4 Проектирование пользовательского интерфейса системы<text:tab/>25</text:p>
          <text:p text:style-name="P49"><text:s/>2.5 Проектирование подсистемы преобразования и подготовки данных для подачи пользователю<text:tab/>29</text:p>
          <text:p text:style-name="P49"><text:s/>2.6 Проектирование взаимосвязи между компонентами системы<text:tab/>31</text:p>
          <text:p text:style-name="P49"><text:s/>3 РАЗРАБОТКА ИНТЕРНЕТ-ПРИЛОЖЕНИЯ<text:tab/>34</text:p>
          <text:p text:style-name="P49"><text:s/>3.1 Настройка библиотеки «Joomla» для развертывания Интернет-приложения<text:tab/>34</text:p>
          <text:p text:style-name="P49"><text:s/>3.2 Разработка дизайна представления пользовательских страниц Интернет-приложения<text:tab/>37</text:p>
          <text:p text:style-name="P49"><text:s/>3.3 Разработка структуры нормативных документов<text:tab/>51</text:p>
          <text:p text:style-name="P49">ЗАКЛЮЧЕНИЕ<text:tab/>55</text:p>
          <text:p text:style-name="P49">СПИСОК ЛИТЕРАТУРЫ<text:tab/>56</text:p>
        </text:index-body>
      </text:table-of-content>
      <text:p text:style-name="Contents_20_1"/>
      <text:h text:style-name="Заголовок_20_Без_20_Нумерации" text:outline-level="1">ПЕРЕЧЕНЬ УСЛОВНЫХ ОБОЗНАЧЕНИЙ, СИМВОЛОВ И ТЕРМИНОВ</text:h>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1">СУБД - система управления базами данных,</text:span></text:span></text:p>
      <text:p text:style-name="Text_20_body"><text:span text:style-name="Default_20_Paragraph_20_Font"><text:span text:style-name="T22">API - </text:span></text:span><text:span text:style-name="Default_20_Paragraph_20_Font"><text:span text:style-name="T24">application</text:span></text:span><text:span text:style-name="Default_20_Paragraph_20_Font"><text:span text:style-name="T22"> </text:span></text:span><text:span text:style-name="Default_20_Paragraph_20_Font"><text:span text:style-name="T24">programming</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интерфейс программирования приложений),</text:span></text:span></text:p>
      <text:p text:style-name="Text_20_body"><text:span text:style-name="Default_20_Paragraph_20_Font"><text:span text:style-name="T22">GUI - </text:span></text:span><text:span text:style-name="Default_20_Paragraph_20_Font"><text:span text:style-name="T24">graphical</text:span></text:span><text:span text:style-name="Default_20_Paragraph_20_Font"><text:span text:style-name="T22"> </text:span></text:span><text:span text:style-name="Default_20_Paragraph_20_Font"><text:span text:style-name="T24">user</text:span></text:span><text:span text:style-name="Default_20_Paragraph_20_Font"><text:span text:style-name="T22"> </text:span></text:span><text:span text:style-name="Default_20_Paragraph_20_Font"><text:span text:style-name="T24">interface</text:span></text:span><text:span text:style-name="Default_20_Paragraph_20_Font"><text:span text:style-name="T22"> (графический интерфейс пользователя)</text:span></text:span><text:span text:style-name="Default_20_Paragraph_20_Font"><text:span text:style-name="T22">,</text:span></text:span></text:p>
      <text:p text:style-name="Text_20_body"><text:span text:style-name="Default_20_Paragraph_20_Font"><text:span text:style-name="T22">SDK - </text:span></text:span><text:span text:style-name="Default_20_Paragraph_20_Font"><text:span text:style-name="T24">software</text:span></text:span><text:span text:style-name="Default_20_Paragraph_20_Font"><text:span text:style-name="T22"> </text:span></text:span><text:span text:style-name="Default_20_Paragraph_20_Font"><text:span text:style-name="T24">development</text:span></text:span><text:span text:style-name="Default_20_Paragraph_20_Font"><text:span text:style-name="T22"> </text:span></text:span><text:span text:style-name="Default_20_Paragraph_20_Font"><text:span text:style-name="T24">kit</text:span></text:span><text:span text:style-name="Default_20_Paragraph_20_Font"><text:span text:style-name="T22"> (средства для разработки программного обеспечения),</text:span></text:span></text:p>
      <text:p text:style-name="Text_20_body"><text:span text:style-name="Default_20_Paragraph_20_Font"><text:span text:style-name="T24">XML - extensible markup language (</text:span></text:span><text:span text:style-name="Default_20_Paragraph_20_Font"><text:span text:style-name="T22">расширяемый</text:span></text:span><text:span text:style-name="Default_20_Paragraph_20_Font"><text:span text:style-name="T24"> </text:span></text:span><text:span text:style-name="Default_20_Paragraph_20_Font"><text:span text:style-name="T22">язык</text:span></text:span><text:span text:style-name="Default_20_Paragraph_20_Font"><text:span text:style-name="T24"> </text:span></text:span><text:span text:style-name="Default_20_Paragraph_20_Font"><text:span text:style-name="T22">разметки</text:span></text:span><text:span text:style-name="Default_20_Paragraph_20_Font"><text:span text:style-name="T24">),</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1">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3">Apache</text:span></text:span> HTTP сервер (англ. A <text:span text:style-name="Default_20_Paragraph_20_Font"><text:span text:style-name="T23">patchy</text:span></text:span> <text:span text:style-name="Default_20_Paragraph_20_Font"><text:span text:style-name="T23">server</text:span></text:span>) - свободный веб-сервер, задачами которого являются: принятие запросов HTTP, выдача HTTP-ответов.</text:p>
      <text:h text:style-name="Заголовок_20_Без_20_Нумерации" text:outline-level="1">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1774387762" text:style-name="L1">
        <text:list-item>
          <text:p text:style-name="P51">изучение и анализ существующих систем рекламирующих услуги компаний, предоставляющих юридические услуги;</text:p>
        </text:list-item>
        <text:list-item>
          <text:p text:style-name="P51">анализ технологий построения Интернет приложений;</text:p>
        </text:list-item>
        <text:list-item>
          <text:p text:style-name="P51">анализ предоставляемых услуг, нормативных документов и их <text:soft-page-break/>классификация для дальнейшей подачи пользователю;</text:p>
        </text:list-item>
        <text:list-item>
          <text:p text:style-name="P51">проектирование Интернет приложения, предоставляющего рекламную информацию, о предоставляемых услугах;</text:p>
        </text:list-item>
        <text:list-item>
          <text:p text:style-name="P51">разработка и развёртывание Интернет приложения;</text:p>
        </text:list-item>
        <text:list-item>
          <text:p text:style-name="P50"><text:span text:style-name="T27">проведение технико-экономического обоснования разработки приложения </text:span><text:span text:style-name="T27">и расчёта сметы затрат, цены, прибыли, экономического эффекта от применения приложения.</text:span></text:p>
        </text:list-item>
      </text:list>
      <text:p text:style-name="Text_20_body"/>
      <text:h text:style-name="Heading_20_1" text:outline-level="1" text:restart-numbering="true" text:start-value="1">МЕТОДЫ И ТЕХНОЛОГИИ ПОСТРОЕНИЯ ИНТЕРНЕТ-ПРИЛОЖЕНИЙ</text:h>
      <text:p text:style-name="P34">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39">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23">TCP</text:span></text:span>/<text:span text:style-name="Default_20_Paragraph_20_Font"><text:span text:style-name="T23">IP</text:span></text:span>). В качестве такого сервера используют программные приложения «<text:span text:style-name="Default_20_Paragraph_20_Font"><text:span text:style-name="T23">Apache</text:span></text:span>» или «<text:span text:style-name="Default_20_Paragraph_20_Font"><text:span text:style-name="T23">Nginx</text:span></text:span>». В нашем случае использование «<text:span text:style-name="Default_20_Paragraph_20_Font"><text:span text:style-name="T23">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3">php</text:span></text:span>”, “<text:span text:style-name="Default_20_Paragraph_20_Font"><text:span text:style-name="T23">ruby</text:span></text:span>”, “<text:span text:style-name="Default_20_Paragraph_20_Font"><text:span text:style-name="T23">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text:soft-page-break/>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text:soft-page-break/>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27">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5">Apache</text:span></text:span><text:span text:style-name="Default_20_Paragraph_20_Font"><text:span text:style-name="T27">”,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text:span></text:span><text:span text:style-name="Default_20_Paragraph_20_Font"><text:span text:style-name="T27"><text:bookmark-ref text:reference-format="chapter" text:ref-name="__RefNumPara__3478_2125587064"/></text:span></text:span><text:span text:style-name="Default_20_Paragraph_20_Font"><text:span text:style-name="T27"><text:bookmark-ref text:reference-format="chapter" text:ref-name="__RefNumPara__3478_2125587064"/></text:span></text:span><text:span text:style-name="Default_20_Paragraph_20_Font"><text:span text:style-name="T27"><text:bookmark-ref text:reference-format="number" text:ref-name="__RefNumPara__3478_2125587064">2</text:bookmark-ref></text:span></text:span><text:span text:style-name="Default_20_Paragraph_20_Font"><text:span text:style-name="T27">].</text:span></text:span></text:p>
      <text:h text:style-name="Heading_20_2" text:outline-level="2"><text:bookmark text:name="__RefHeading__3856_2125587064"/><text:bookmark text:name="__RefNumPara__39204015"/>Язык разметки гипертекста<text:bookmark-end text:name="__RefHeading__3856_2125587064"/><text:bookmark-end text:name="__RefNumPara__39204015"/></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2">HTML является частным случаем SGML (стандартного обобщенного языка разметки). </text:span></text:span><text:span text:style-name="Default_20_Paragraph_20_Font"><text:span text:style-name="T28">HTML создавался как язык для обмена научной и</text:span></text:span><text:span text:style-name="Default_20_Paragraph_20_Font"><text:span text:style-name="T28">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28">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28">HTML внесена поддержка гипертекста. Мультимедийные возможности были </text:span></text:span><text:soft-page-break/><text:span text:style-name="Default_20_Paragraph_20_Font"><text:span text:style-name="T28">добавлены позже. И</text:span></text:span><text:span text:style-name="Default_20_Paragraph_20_Font"><text:span text:style-name="T28">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28">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28">Текстовые </text:span></text:span><text:span text:style-name="Default_20_Paragraph_20_Font"><text:span text:style-name="T28">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28">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text:soft-page-break/>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29">Таким образом, разрабатываемая система бу</text:span></text:span><text:span text:style-name="Default_20_Paragraph_20_Font"><text:span text:style-name="T29">дет работать круглосуточно, без каких либо перерывов получаемых в результате дополнений и изменений в системе. Что соответствует [</text:span></text:span><text:span text:style-name="Default_20_Paragraph_20_Font"><text:span text:style-name="T29"><text:bookmark-ref text:reference-format="number" text:ref-name="__RefNumPara__3478_2125587064">2</text:bookmark-ref></text:span></text:span><text:span text:style-name="Default_20_Paragraph_20_Font"><text:span text:style-name="T29">].</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29">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29">) представляет информацию об </text:span></text:span><text:span text:style-name="Default_20_Paragraph_20_Font"><text:span text:style-name="T29">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29">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29">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29">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29">Система компании «Ол Инклюзив» (</text:span></text:span><text:a xlink:type="simple" xlink:href="http://www.all-inclusive.com.ua/ru/" office:target-frame-name="_top" xlink:show="replace">http://www.all-inclusive.com.ua/ru/</text:a><text:span text:style-name="Default_20_Paragraph_20_Font"><text:span text:style-name="T29">) пр</text:span></text:span><text:span text:style-name="Default_20_Paragraph_20_Font"><text:span text:style-name="T29">едставляет информацию рекламного характера по оказываемым </text:span></text:span><text:span text:style-name="Default_20_Paragraph_20_Font"><text:span text:style-name="T29">юридическим услугам. Данная система содержит набор статических страниц, </text:span></text:span><text:soft-page-break/><text:span text:style-name="Default_20_Paragraph_20_Font"><text:span text:style-name="T29">на которых описывается информация, касающаяся оказываемой услуги. </text:span></text:span><text:span text:style-name="Default_20_Paragraph_20_Font"><text:span text:style-name="T26">Оказываемые услуги объединены в группы:</text:span></text:span></text:p>
      <text:list xml:id="list1565144831" text:style-name="L2">
        <text:list-item>
          <text:p text:style-name="P52">«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52">«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52">«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52">«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52">«Исполнение судебных решений»;</text:p>
        </text:list-item>
        <text:list-item>
          <text:p text:style-name="P52">«Третейский суд» (включает в себя «компетенция третейского суда», «разрешение спорных вопросов в третейском суде»);</text:p>
        </text:list-item>
        <text:list-item>
          <text:p text:style-name="P52">«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52">«Регистрация прав собственности на объекты недвижимости»;</text:p>
        </text:list-item>
        <text:list-item>
          <text:p text:style-name="P52">«Юридическое сопровождение государственных закупок»;</text:p>
        </text:list-item>
        <text:list-item>
          <text:p text:style-name="P52">«Корпоративное управление и обслуживание организаций»;</text:p>
        </text:list-item>
        <text:list-item>
          <text:p text:style-name="P52">«Составление, анализ и сопровождение контрактов и договоров»;</text:p>
        </text:list-item>
        <text:list-item>
          <text:p text:style-name="P52">«Регистрация прав интеллектуальной собственности»;</text:p>
        </text:list-item>
        <text:list-item>
          <text:p text:style-name="P52">«Абонентское юридическое обслуживание»;</text:p>
        </text:list-item>
        <text:list-item>
          <text:p text:style-name="P52">«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text:soft-page-break/>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ми разрабатываемого приложения по классификации юридических услуг предоставляемых компанией, являются:</text:p>
      <text:list xml:id="list249933653" text:style-name="L3">
        <text:list-item>
          <text:p text:style-name="P53">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53">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53">подача обработанной классифицированной информации о предоставляемых услугах пользователю.</text:p>
        </text:list-item>
      </text:list>
      <text:p text:style-name="P27">Таким образом, задача классификации решается в полуавтоматическом режиме. И выражается в следующем алгоритме:</text:p>
      <text:list xml:id="list1692327225" text:style-name="L4">
        <text:list-item>
          <text:p text:style-name="P54">Администратор системы упорядочивает набор услуг, оказываемых компанией;</text:p>
        </text:list-item>
        <text:list-item>
          <text:p text:style-name="P54">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54">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54">Администратор системы группирует нормативные документы, используя систему файлов и каталогов файловой подсистемы ОС;</text:p>
        </text:list-item>
        <text:list-item>
          <text:p text:style-name="P55"><text:span text:style-name="Default_20_Paragraph_20_Font"><text:span text:style-name="T26">Система, используя каталог, в котором происходила группировка, </text:span></text:span><text:span text:style-name="Default_20_Paragraph_20_Font"><text:span text:style-name="T26">генерирует набор страниц, соответствующий группам документов. </text:span></text:span><text:soft-page-break/><text:span text:style-name="Default_20_Paragraph_20_Font"><text:span text:style-name="T26">Данные страницы должны содержать набор ссылок, используемых пользователем для получения документо</text:span></text:span><text:span text:style-name="Default_20_Paragraph_20_Font"><text:span text:style-name="T26">в той группы, информацию о которой он 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1058200846" text:style-name="L5">
        <text:list-item>
          <text:p text:style-name="P56">«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6">«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6">«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1257489054" text:style-name="L6">
        <text:list-item>
          <text:p text:style-name="P57">«<text:span text:style-name="Default_20_Paragraph_20_Font"><text:span text:style-name="T22">Drupal», несмотря на то, что р</text:span></text:span><text:span text:style-name="Default_20_Paragraph_20_Font"><text:span text:style-name="T30">усское сообщество занимается переводом документации на D</text:span></text:span><text:span text:style-name="Default_20_Paragraph_20_Font"><text:span text:style-name="T30">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58">«Joomla», русскоязычной документации достаточно много, включая не <text:soft-page-break/>только переводы официальных документов, но и авторские статьи.</text:p>
        </text:list-item>
        <text:list-item>
          <text:p text:style-name="P57"><text:span text:style-name="Default_20_Paragraph_20_Font"><text:span text:style-name="T30">«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0"><text:bookmark-ref text:reference-format="number" text:ref-name="__RefNumPara__4138_2125587064">17</text:bookmark-ref></text:span></text:span><text:span text:style-name="Default_20_Paragraph_20_Font"><text:span text:style-name="T30">].</text:span></text:span></text:p>
        </text:list-item>
      </text:list>
      <text:p text:style-name="Text_20_body"><text:span text:style-name="Default_20_Paragraph_20_Font"><text:span text:style-name="T31">Способы борьбы с нежелательным содержимым:</text:span></text:span><text:span text:style-name="Default_20_Paragraph_20_Font"><text:span text:style-name="T30"> все библиотеки имеют возможность</text:span></text:span><text:span text:style-name="Default_20_Paragraph_20_Font"><text:span text:style-name="T30">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619911590" text:style-name="L7">
        <text:list-item>
          <text:p text:style-name="P59">«Drupal», существует возможность интеграции с форумной системой «phpBB» [<text:bookmark-ref text:reference-format="number" text:ref-name="__RefNumPara__4140_2125587064">10</text:bookmark-ref>].</text:p>
        </text:list-item>
        <text:list-item>
          <text:p text:style-name="P59">«Joomla», существует возможность запуска встроенного форума «FireBoard».</text:p>
        </text:list-item>
        <text:list-item>
          <text:p text:style-name="P59">«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798872672" text:style-name="L8">
        <text:list-item>
          <text:p text:style-name="P64"><text:span text:style-name="Default_20_Paragraph_20_Font"><text:span text:style-name="T30">«Drupal», существует возможность использования известных визуальных редакторов «TinyMCE», «FCKEditor». Данные редакторы </text:span></text:span><text:span text:style-name="Default_20_Paragraph_20_Font"><text:span text:style-name="T30">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0"><text:bookmark-ref text:reference-format="number" text:ref-name="__RefNumPara__4142_2125587064">9</text:bookmark-ref></text:span></text:span><text:span text:style-name="Default_20_Paragraph_20_Font"><text:span text:style-name="T30">].</text:span></text:span></text:p>
        </text:list-item>
        <text:list-item>
          <text:p text:style-name="P60">«Joomla», имеет возможность подключения большого количества таких редакторов. Наиболее известным для интегрирования является «JCE».</text:p>
        </text:list-item>
        <text:list-item>
          <text:p text:style-name="P60">«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2120672046" text:style-name="L9">
        <text:list-item>
          <text:p text:style-name="P61">«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65"><text:span text:style-name="Default_20_Paragraph_20_Font"><text:span text:style-name="T30">«Joomla» имеет специальную систему «ContentTemplater» </text:span></text:span><text:soft-page-break/><text:span text:style-name="Default_20_Paragraph_20_Font"><text:span text:style-name="T30">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30"><text:bookmark-ref text:reference-format="number" text:ref-name="__RefNumPara__4144_2125587064">12</text:bookmark-ref></text:span></text:span><text:span text:style-name="Default_20_Paragraph_20_Font"><text:span text:style-name="T30">].</text:span></text:span></text:p>
        </text:list-item>
        <text:list-item>
          <text:p text:style-name="P65"><text:span text:style-name="Default_20_Paragraph_20_Font"><text:span text:style-name="T30">«WordPress» им</text:span></text:span><text:span text:style-name="Default_20_Paragraph_20_Font"><text:span text:style-name="T30">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0"><text:bookmark-ref text:reference-format="number" text:ref-name="__RefNumPara__4138_2125587064">17</text:bookmark-ref></text:span></text:span><text:span text:style-name="Default_20_Paragraph_20_Font"><text:span text:style-name="T30">].</text:span></text:span></text:p>
        </text:list-item>
      </text:list>
      <text:p text:style-name="P29">Расширенная функциональность:</text:p>
      <text:list xml:id="list1884422649" text:style-name="L10">
        <text:list-item>
          <text:p text:style-name="P62">«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62">«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62">«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1172541693" text:continue-numbering="true" text:style-name="L10">
        <text:list-item>
          <text:p text:style-name="P62">«Drupal» использует UTF-8, поэтому проблем с кодировками нет.</text:p>
        </text:list-item>
        <text:list-item>
          <text:p text:style-name="P62">«Joomla» даёт возможность использовать как UTF-8 так кодировку «CP1251», однако последняя может приводить к наличию различных проблем.</text:p>
        </text:list-item>
        <text:list-item>
          <text:p text:style-name="P62">«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1938070573" text:style-name="L11">
        <text:list-item>
          <text:p text:style-name="P66"><text:span text:style-name="Default_20_Paragraph_20_Font"><text:span text:style-name="T30">«Drupal» обладает во</text:span></text:span><text:span text:style-name="Default_20_Paragraph_20_Font"><text:span text:style-name="T30">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0"><text:bookmark-ref text:reference-format="number" text:ref-name="__RefNumPara__4132_2125587064">8</text:bookmark-ref></text:span></text:span><text:span text:style-name="Default_20_Paragraph_20_Font"><text:span text:style-name="T30">].</text:span></text:span></text:p>
        </text:list-item>
        <text:list-item>
          <text:p text:style-name="P66"><text:span text:style-name="Default_20_Paragraph_20_Font"><text:span text:style-name="T30">«Joomla» не имеет встроенных </text:span></text:span><text:span text:style-name="Default_20_Paragraph_20_Font"><text:span text:style-name="T30">способов конвертации, это связано, что основной задачей «Joomla» не является поддержка различных движков для </text:span></text:span><text:span text:style-name="Default_20_Paragraph_20_Font"><text:span text:style-name="T30">общения. Поэтому программист использующий «Joomla» должен сам создать </text:span></text:span><text:soft-page-break/><text:span text:style-name="Default_20_Paragraph_20_Font"><text:span text:style-name="T30">возможность экспорта [</text:span></text:span><text:span text:style-name="Default_20_Paragraph_20_Font"><text:span text:style-name="T30"><text:bookmark-ref text:reference-format="number" text:ref-name="__RefNumPara__3964_2125587064">5</text:bookmark-ref></text:span></text:span><text:span text:style-name="Default_20_Paragraph_20_Font"><text:span text:style-name="T30">].</text:span></text:span></text:p>
        </text:list-item>
        <text:list-item>
          <text:p text:style-name="P63">«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655597501" text:style-name="L12">
        <text:list-item>
          <text:p text:style-name="P67">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67">возможность запуска со стандартным для библиотеки «Joomla» программными серверами («Apache», «MySQL»);</text:p>
        </text:list-item>
        <text:list-item>
          <text:p text:style-name="P67">работа под операционными системами семейства «Linux»;</text:p>
        </text:list-item>
        <text:list-item>
          <text:p text:style-name="P67">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6" draw:name="Графический объект11" text:anchor-type="paragraph" svg:x="0.004cm" svg:y="0.002cm" svg:width="13.836cm" style:rel-width="100%" svg:height="18.648cm" style:rel-height="scale" draw:z-index="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69536267" text:style-name="L13">
        <text:list-item>
          <text:p text:style-name="P68">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8">просмотр информации о предоставляемых предприятием услугах (юридические и бухгалтерские услуги);</text:p>
        </text:list-item>
        <text:list-item>
          <text:p text:style-name="P68">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68">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8">просмотр пользователем новостей в юридическом законодательстве;</text:p>
        </text:list-item>
        <text:list-item>
          <text:p text:style-name="P68">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text:soft-page-break/>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6" draw:name="Графический объект1" text:anchor-type="paragraph" svg:x="0.004cm" svg:y="0.002cm" svg:width="10.746cm" style:rel-width="100%" svg:height="11.382cm" style:rel-height="scale" draw:z-index="3"><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6" draw:name="Графический объект2" text:anchor-type="paragraph" svg:x="0.004cm" svg:y="0.002cm" svg:width="13.24cm" style:rel-width="100%" svg:height="11.626cm" style:rel-height="scale" draw:z-index="5"><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soft-page-break/></text:p>
      <text:p text:style-name="Text_20_body"/>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text:soft-page-break/>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7" draw:name="Графический объект4" text:anchor-type="paragraph" svg:y="0.002cm" svg:width="8.483cm" style:rel-width="95%" svg:height="4.175cm" style:rel-height="scale" draw:z-index="7"><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6" draw:name="Графический объект5" text:anchor-type="paragraph" svg:x="0.004cm" svg:y="0.002cm" svg:width="8.915cm" style:rel-width="100%" svg:height="3.485cm" style:rel-height="scale" draw:z-index="9"><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6" draw:name="Графический объект6" text:anchor-type="paragraph" svg:x="0.004cm" svg:y="0.002cm" svg:width="8.851cm" style:rel-width="100%" svg:height="3.473cm" style:rel-height="scale" draw:z-index="11"><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text:soft-page-break/>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6">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7">Член класса «Клиент»</text:p>
          </table:table-cell>
          <table:table-cell table:style-name="Таблица5.B1" office:value-type="string">
            <text:p text:style-name="P37">Член класса 'content' системы «Joomla»</text:p>
          </table:table-cell>
        </table:table-row>
        <table:table-row>
          <table:table-cell table:style-name="Таблица5.A2" office:value-type="string">
            <text:p text:style-name="P38">Заголовок</text:p>
          </table:table-cell>
          <table:table-cell table:style-name="Таблица5.B2" office:value-type="string">
            <text:p text:style-name="P38">'title'</text:p>
          </table:table-cell>
        </table:table-row>
        <table:table-row>
          <table:table-cell table:style-name="Таблица5.A2" office:value-type="string">
            <text:p text:style-name="P38">Содержание</text:p>
          </table:table-cell>
          <table:table-cell table:style-name="Таблица5.B2" office:value-type="string">
            <text:p text:style-name="P38">'fulltext'</text:p>
          </table:table-cell>
        </table:table-row>
        <table:table-row>
          <table:table-cell table:style-name="Таблица5.A2" office:value-type="string">
            <text:p text:style-name="P38">Дата окончания публикации</text:p>
          </table:table-cell>
          <table:table-cell table:style-name="Таблица5.B2" office:value-type="string">
            <text:p text:style-name="P38">'publish_down'</text:p>
          </table:table-cell>
        </table:table-row>
        <table:table-row>
          <table:table-cell table:style-name="Таблица5.A2" office:value-type="string">
            <text:p text:style-name="P38">Изображение малого размера</text:p>
          </table:table-cell>
          <table:table-cell table:style-name="Таблица5.B2" office:value-type="string">
            <text:p text:style-name="P38">'images'</text:p>
          </table:table-cell>
        </table:table-row>
        <table:table-row>
          <table:table-cell table:style-name="Таблица5.A2" office:value-type="string">
            <text:p text:style-name="P38">Изображение большого размера</text:p>
          </table:table-cell>
          <table:table-cell table:style-name="Таблица5.B2" office:value-type="string">
            <text:p text:style-name="P38">'images'</text:p>
          </table:table-cell>
        </table:table-row>
      </table:table>
      <text:p text:style-name="Text_20_body"/>
      <text:p text:style-name="P36">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7">Член класса «Новость»</text:p>
          </table:table-cell>
          <table:table-cell table:style-name="Таблица1.B1" office:value-type="string">
            <text:p text:style-name="P37">Член класса 'content' системы «Joomla»</text:p>
          </table:table-cell>
        </table:table-row>
        <table:table-row>
          <table:table-cell table:style-name="Таблица1.A2" office:value-type="string">
            <text:p text:style-name="P38">Название</text:p>
          </table:table-cell>
          <table:table-cell table:style-name="Таблица1.B2" office:value-type="string">
            <text:p text:style-name="P38">'title'</text:p>
          </table:table-cell>
        </table:table-row>
        <table:table-row>
          <table:table-cell table:style-name="Таблица1.A2" office:value-type="string">
            <text:p text:style-name="P38">Короткое название</text:p>
          </table:table-cell>
          <table:table-cell table:style-name="Таблица1.B2" office:value-type="string">
            <text:p text:style-name="P38">'title_alias'</text:p>
          </table:table-cell>
        </table:table-row>
        <table:table-row>
          <table:table-cell table:style-name="Таблица1.A2" office:value-type="string">
            <text:p text:style-name="P38">Содержание</text:p>
          </table:table-cell>
          <table:table-cell table:style-name="Таблица1.B2" office:value-type="string">
            <text:p text:style-name="P38">'fulltext'</text:p>
          </table:table-cell>
        </table:table-row>
      </table:table>
      <text:p text:style-name="Text_20_body"/>
      <text:p text:style-name="P36">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7">Член класса «Услуга»</text:p>
          </table:table-cell>
          <table:table-cell table:style-name="Таблица2.B1" office:value-type="string">
            <text:p text:style-name="P37">Член класса 'content' системы «Joomla»</text:p>
          </table:table-cell>
        </table:table-row>
        <table:table-row>
          <table:table-cell table:style-name="Таблица2.A2" office:value-type="string">
            <text:p text:style-name="P38">Название</text:p>
          </table:table-cell>
          <table:table-cell table:style-name="Таблица2.B2" office:value-type="string">
            <text:p text:style-name="P38">'title'</text:p>
          </table:table-cell>
        </table:table-row>
        <table:table-row>
          <table:table-cell table:style-name="Таблица2.A2" office:value-type="string">
            <text:p text:style-name="P38">Короткое название</text:p>
          </table:table-cell>
          <table:table-cell table:style-name="Таблица2.B2" office:value-type="string">
            <text:p text:style-name="P38">'title_alias'</text:p>
          </table:table-cell>
        </table:table-row>
        <table:table-row>
          <table:table-cell table:style-name="Таблица2.A2" office:value-type="string">
            <text:p text:style-name="P38">Полное описание</text:p>
          </table:table-cell>
          <table:table-cell table:style-name="Таблица2.B2" office:value-type="string">
            <text:p text:style-name="P38">'fulltext'</text:p>
          </table:table-cell>
        </table:table-row>
      </table:table>
      <text:p text:style-name="P35"/>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6" draw:name="Графический объект7" text:anchor-type="paragraph" svg:x="0.004cm" svg:y="0.002cm" svg:width="14.827cm" style:rel-width="100%" svg:height="12.529cm" style:rel-height="scale" draw:z-index="45"><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soft-page-break/></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2000370287" text:style-name="L14">
        <text:list-item>
          <text:p text:style-name="P69">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69"><text:soft-page-break/>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69">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3"><draw:text-box fo:min-height="7.811cm"><text:p text:style-name="Drawing"><draw:frame draw:style-name="fr6" draw:name="Графический объект3" text:anchor-type="paragraph" svg:x="0.004cm" svg:y="0.002cm" svg:width="14.827cm" style:rel-width="100%" svg:height="7.811cm" style:rel-height="scale" draw:z-index="14"><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Данный шаблон полностью удовлетворяет требованию минимизации изменений пользовательского интерфейса по сравнению с системой <text:soft-page-break/>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3"><draw:text-box fo:min-height="11.688cm"><text:p text:style-name="Drawing"><draw:frame draw:style-name="fr6" draw:name="Графический объект13" text:anchor-type="paragraph" svg:x="0.004cm" svg:y="0.002cm" svg:width="16.415cm" style:rel-width="100%" svg:height="11.688cm" style:rel-height="scale" draw:z-index="24"><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text:p>
      <text:p text:style-name="Text_20_body">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text:soft-page-break/>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text:soft-page-break/>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text:soft-page-break/>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9">2.10</text:sequence-ref>.</text:p>
      <text:p text:style-name="Text_20_body"><draw:frame draw:style-name="fr1" draw:name="Врезка8" text:anchor-type="paragraph" svg:y="0cm" svg:width="16.999cm" draw:z-index="15"><draw:text-box fo:min-height="10.689cm"><text:p text:style-name="Drawing"><draw:frame draw:style-name="fr6" draw:name="Графический объект8" text:anchor-type="paragraph" svg:x="0.004cm" svg:y="0.002cm" svg:width="16.999cm" style:rel-width="100%" svg:height="10.689cm" style:rel-height="scale" draw:z-index="16"><draw:image xlink:href="../Диаграмма_последовательности_для_варианта_Главная_страница.png" xlink:type="simple" xlink:show="embed" xlink:actuate="onLoad"/></draw:frame>Рисунок <text:sequence text:ref-name="refDrawing9" text:name="Drawing" text:formula="ooow:Drawing+1" style:num-format="1">2.10</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0">2.11</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text:soft-page-break/>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7"><draw:text-box fo:min-height="8.296cm"><text:p text:style-name="Drawing"><draw:frame draw:style-name="fr6" draw:name="Графический объект9" text:anchor-type="paragraph" svg:x="0.004cm" svg:y="0.002cm" svg:width="16.999cm" style:rel-width="100%" svg:height="8.296cm" style:rel-height="scale" draw:z-index="18"><draw:image xlink:href="../Диаграмма_последовательности_для_нормативных_документов.png" xlink:type="simple" xlink:show="embed" xlink:actuate="onLoad"/></draw:frame>Рисунок <text:sequence text:ref-name="refDrawing10" text:name="Drawing" text:formula="ooow:Drawing+1" style:num-format="1">2.11</text:sequence> - Диаграмма последовательности действий при открытии страницы нормативных документов приложения</text:p></draw:text-box></draw:frame></text:p>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754870963" text:style-name="L15">
        <text:list-item>
          <text:p text:style-name="P70">компонента «СУБД»<text:span text:style-name="Default_20_Paragraph_20_Font"><text:span text:style-name="T23">;</text:span></text:span> </text:p>
        </text:list-item>
        <text:list-item>
          <text:p text:style-name="P70">компонента «Модель»<text:span text:style-name="Default_20_Paragraph_20_Font"><text:span text:style-name="T23">;</text:span></text:span> </text:p>
        </text:list-item>
        <text:list-item>
          <text:p text:style-name="P70">компонента «Представление»<text:span text:style-name="Default_20_Paragraph_20_Font"><text:span text:style-name="T23">;</text:span></text:span></text:p>
        </text:list-item>
        <text:list-item>
          <text:p text:style-name="P70">компонента «Контроллер»<text:span text:style-name="Default_20_Paragraph_20_Font"><text:span text:style-name="T23">;</text:span></text:span></text:p>
        </text:list-item>
        <text:list-item>
          <text:p text:style-name="P70">компонента «Веб-сервер»<text:span text:style-name="Default_20_Paragraph_20_Font"><text:span text:style-name="T23">;</text:span></text:span></text:p>
        </text:list-item>
        <text:list-item>
          <text:p text:style-name="P70">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text:soft-page-break/>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1">2.12</text:sequence-ref>.</text:p>
      <text:p text:style-name="Text_20_body"><draw:frame draw:style-name="fr3" draw:name="Врезка10" text:anchor-type="paragraph" svg:x="0cm" svg:y="0cm" svg:width="16.999cm" draw:z-index="19"><draw:text-box fo:min-height="11.314cm"><text:p text:style-name="Drawing"><draw:frame draw:style-name="fr6" draw:name="Графический объект10" text:anchor-type="paragraph" svg:x="0.004cm" svg:y="0.002cm" svg:width="16.999cm" style:rel-width="100%" svg:height="11.314cm" style:rel-height="scale" draw:z-index="20"><draw:image xlink:href="../диаграмма_компонент.png" xlink:type="simple" xlink:show="embed" xlink:actuate="onLoad"/></draw:frame>Рисунок <text:sequence text:ref-name="refDrawing11" text:name="Drawing" text:formula="ooow:Drawing+1" style:num-format="1">2.12</text:sequence> - Диаграмма компонент Интернет приложения</text:p></draw:text-box></draw:frame></text:p>
      <text:p text:style-name="Text_20_body">Представим обозначения для диаграммы компонент [<text:bookmark-ref text:reference-format="number" text:ref-name="__RefNumPara__1954_1823942306">24</text:bookmark-ref>]:</text:p>
      <text:list xml:id="list1318323451" text:style-name="L16">
        <text:list-item>
          <text:p text:style-name="P71">прямоугольник (может сопровождаться двумя небольшими прямоугольниками на левой стороне): компонента;</text:p>
        </text:list-item>
        <text:list-item>
          <text:p text:style-name="P71">цилиндр: хранилище информации;</text:p>
        </text:list-item>
        <text:list-item>
          <text:p text:style-name="P71">окружность: интерфейс компоненты;</text:p>
        </text:list-item>
        <text:list-item>
          <text:p text:style-name="P71">прямая между интерфейсом компоненты и компонентой: показывает принадлежность интерфейса компоненте;</text:p>
        </text:list-item>
        <text:list-item>
          <text:p text:style-name="P71">пунктирная стрелка: обозначает зависимость компоненты от интерфейса другой компоненты;</text:p>
        </text:list-item>
        <text:list-item>
          <text:p text:style-name="P71">квадрат на стороне компоненты: показывает, что связь интерфейса с <text:soft-page-break/>компонентами происходит посредствам внешней компоненты (по отношению к связной компоненте;</text:p>
        </text:list-item>
        <text:list-item>
          <text:p text:style-name="P71">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3">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3">Joomla</text:span></text:span>» это создать и задать определения в файле «<text:span text:style-name="Default_20_Paragraph_20_Font"><text:span text:style-name="T23">configuration</text:span></text:span>.<text:span text:style-name="Default_20_Paragraph_20_Font"><text:span text:style-name="T23">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3">PHP</text:span></text:span>». Представим полученный листинг данного в файла в таблице <text:sequence-ref text:reference-format="value" text:ref-name="refTable3">3.1</text:sequence-ref>.</text:p>
      <text:p text:style-name="P35">Таблица <text:sequence text:ref-name="refTable3" text:name="Table" text:formula="ooow:Table+1" style:num-format="1">3.1</text:sequence> - Листинг файла "configuration.php"</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MetaAuthor = '0';</text:p>
            <text:p text:style-name="Листинг_20_кода">$mosConfig_MetaDesc = '';</text:p>
            <text:p text:style-name="Листинг_20_кода">$mosConfig_MetaKeys = '';</text:p>
            <text:p text:style-name="Листинг_20_кода">$mosConfig_MetaTitle = '0';</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dirperms = '';</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gzip = '0';</text:p>
            <text:p text:style-name="Листинг_20_кода">$mosConfig_helpurl = '';</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text:soft-page-break/>$mosConfig_hits = '0';</text:p>
            <text:p text:style-name="Листинг_20_кода">$mosConfig_host = 'localhost';</text:p>
            <text:p text:style-name="Листинг_20_кода">$mosConfig_icons = '0';</text:p>
            <text:p text:style-name="Листинг_20_кода">$mosConfig_item_navigation = '0';</text:p>
            <text:p text:style-name="Листинг_20_кода">$mosConfig_itemid_compat = '0';</text:p>
            <text:p text:style-name="Листинг_20_кода">$mosConfig_lang = 'russian';</text:p>
            <text:p text:style-name="Листинг_20_кода">$mosConfig_lifetime = '15000';</text:p>
            <text:p text:style-name="Листинг_20_кода">$mosConfig_link_titles = '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5">$mosConfig_mailer = 'mail';</text:span></text:span></text:p>
            <text:p text:style-name="Листинг_20_кода">$mosConfig_mailfrom = 'mailbox@mailbox.by';</text:p>
            <text:p text:style-name="Листинг_20_кода">$mosConfig_multilingual_support = '0';</text:p>
            <text:p text:style-name="Листинг_20_кода">$mosConfig_multipage_toc = '0';</text:p>
            <text:p text:style-name="Листинг_20_кода">$mosConfig_offline = '0';</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offset = '-1';</text:p>
            <text:p text:style-name="Листинг_20_кода">$mosConfig_offset_user = '2';</text:p>
            <text:p text:style-name="Листинг_20_кода">$mosConfig_pagetitles = '1';</text:p>
            <text:p text:style-name="Листинг_20_кода">$mosConfig_password = 'jyristov';</text:p>
            <text:p text:style-name="Листинг_20_кода">$mosConfig_readmore = '1';</text:p>
            <text:p text:style-name="Листинг_20_кода">$mosConfig_secret = 'SecretKey';</text:p>
            <text:p text:style-name="Листинг_20_кода">$mosConfig_sef = '1';</text:p>
            <text:p text:style-name="Листинг_20_кода">$mosConfig_sendmail = '/usr/sbin/sendmail';</text:p>
            <text:p text:style-name="Листинг_20_кода">$mosConfig_session_life_admin = '15000';</text:p>
            <text:p text:style-name="Листинг_20_кода">$mosConfig_session_type = '0';</text:p>
            <text:p text:style-name="Листинг_20_кода">$mosConfig_shownoauth = '1';</text:p>
            <text:p text:style-name="Листинг_20_кода">$mosConfig_sitename = '';</text:p>
            <text:p text:style-name="Листинг_20_кода">$mosConfig_smtpauth = '0';</text:p>
            <text:p text:style-name="Листинг_20_кода">$mosConfig_smtphost = 'localhost';</text:p>
            <text:p text:style-name="Листинг_20_кода">$mosConfig_smtppass = '';</text:p>
            <text:p text:style-name="Листинг_20_кода">$mosConfig_smtpuser = '';</text:p>
            <text:p text:style-name="Листинг_20_кода">$mosConfig_uniquemail = '1';</text:p>
            <text:p text:style-name="Листинг_20_кода">$mosConfig_user = 'jyrist_jyristov';</text:p>
            <text:p text:style-name="Листинг_20_кода">$mosConfig_useractivation = '1';</text:p>
            <text:p text:style-name="Листинг_20_кода">$mosConfig_vote = '0';</text:p>
            <text:p text:style-name="Листинг_20_кода">setlocale (LC_TIME, $mosConfig_locale);</text:p>
            <text:p text:style-name="Листинг_20_кода"><text:span text:style-name="Default_20_Paragraph_20_Font"><text:span text:style-name="T36">?&gt;</text:span></text:span></text:p>
          </table:table-cell>
        </table:table-row>
      </table:table>
      <text:p text:style-name="Text_20_body"><text:span text:style-name="Default_20_Paragraph_20_Font"><text:span text:style-name="T32"/></text:span></text:p>
      <text:p text:style-name="Text_20_body"><text:span text:style-name="T39">Структура базы данных для приложений, построенных с помощью библиотеки «</text:span><text:span text:style-name="Default_20_Paragraph_20_Font"><text:span text:style-name="T40">Joomla</text:span></text:span><text:span text:style-name="T39">» требуется создавать соответствуя определённому шаблону настройки которого можно найти в листинге «configuration.php» (</text:span><text:span text:style-name="T41">“$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1"><text:bookmark-ref text:reference-format="number" text:ref-name="__RefNumPara__3546_1823942306">26</text:bookmark-ref></text:span><text:span text:style-name="T41">].</text:span></text:p>
      <text:p text:style-name="Text_20_body"><text:span text:style-name="T41">Для работы в качестве администратора требуется создать запись </text:span><text:soft-page-break/><text:span text:style-name="T41">администратора в “Joomla”. Для этого требуется выполнить скрипт представленный в таблице 3.2.</text:span></text:p>
      <text:p text:style-name="P36">Таблица <text:sequence text:ref-name="refTable4" text:name="Table" text:formula="ooow:Table+1" style:num-format="1">3.2</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1"/>
      <text:p text:style-name="Text_20_body"><text:span text:style-name="T41">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1"><text:sequence-ref text:reference-format="value" text:ref-name="refDrawing12">3.1</text:sequence-ref></text:span><text:span text:style-name="T41">.</text:span></text:p>
      <text:p text:style-name="P31"><draw:frame draw:style-name="fr4" draw:name="Врезка12" text:anchor-type="paragraph" svg:y="0.104cm" svg:width="11.472cm" draw:z-index="21"><draw:text-box fo:min-height="15.436cm"><text:p text:style-name="Drawing"><draw:frame draw:style-name="fr6" draw:name="Графический объект12" text:anchor-type="paragraph" svg:x="0.004cm" svg:y="0.002cm" svg:width="12.326cm" style:rel-width="100%" svg:height="15.236cm" style:rel-height="scale" draw:z-index="22"><draw:image xlink:href="../пример_использования_менеджера_пользователей.png" xlink:type="simple" xlink:show="embed" xlink:actuate="onLoad"/></draw:frame>Рисунок <text:sequence text:ref-name="refDrawing12" text:name="Drawing" text:formula="ooow:Drawing+1" style:num-format="1">3.1</text:sequence> - Пример использования менеджера пользователей "Joomla"</text:p></draw:text-box></draw:frame></text:p>
      <text:p text:style-name="P32"><text:soft-page-break/>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распространённым и удобным для дизайна интернет приложения.</text:p>
      <text:p text:style-name="Text_20_body"/>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5">3.3</text:sequence-ref>. Графическое представление изображено на рисунке <text:sequence-ref text:reference-format="value" text:ref-name="refDrawing13">3.2</text:sequence-ref>.</text:p>
      <text:p text:style-name="P36">Таблица <text:sequence text:ref-name="refTable5" text:name="Table" text:formula="ooow:Table+1" style:num-format="1">3.3</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3">Программный код препроцессора</text:p>
          </table:table-cell>
          <table:table-cell table:style-name="Таблица6.B1" office:value-type="string">
            <text:p text:style-name="P41">&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5">&lt;div class="litext"&gt;&lt;a href="</text:span><text:a xlink:type="simple" xlink:href="http://jyristov.net/">http://jyristov.net/</text:a><text:span text:style-name="T5">"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5" draw:name="Врезка14" text:anchor-type="paragraph" svg:x="2.291cm" svg:y="0.935cm" svg:width="12.416cm" draw:z-index="25"><draw:text-box fo:min-height="1.021cm"><text:p text:style-name="Drawing"><draw:frame draw:style-name="fr6" draw:name="Графический объект14" text:anchor-type="paragraph" svg:x="0.004cm" svg:y="0.002cm" svg:width="12.416cm" style:rel-width="100%" svg:height="1.021cm" style:rel-height="scale" draw:z-index="26"><draw:image xlink:href="../пример_пк_малое%20название.png" xlink:type="simple" xlink:show="embed" xlink:actuate="onLoad"/></draw:frame>Рисунок <text:sequence text:ref-name="refDrawing13" text:name="Drawing" text:formula="ooow:Drawing+1" style:num-format="1">3.2</text:sequence> - Графическое представление блока "Малое название"</text:p></draw:text-box></draw:frame></text:p>
      <text:p text:style-name="Text_20_body"/>
      <text:p text:style-name="Text_20_body">Программный код блока «Название» представлен в таблице <text:sequence-ref text:reference-format="value" text:ref-name="refTable6">3.4</text:sequence-ref>. Графическое представление изображено на рисунке <text:sequence-ref text:reference-format="value" text:ref-name="refDrawing14">3.3</text:sequence-ref>.</text:p>
      <text:p text:style-name="Text_20_body"/>
      <text:p text:style-name="Table"><text:soft-page-break/>Таблица <text:sequence text:ref-name="refTable6" text:name="Table" text:formula="ooow:Table+1" style:num-format="1">3.4</text:sequence> - Программный код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3">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5">&lt;div style="position: absolute; top: 50px; left: 0px; width: 936px; height: 1362px; background-image: url(</text:span><text:a xlink:type="simple" xlink:href="http://jyristov.net/templates/jyristov/images/bg.jpg);">http://jyristov.net/templates/jyristov/images/bg.jpg);</text:a><text:span text:style-name="T5"> background-repeat: repeat-y; clear: both;"&gt;</text:span></text:p>
            <text:p text:style-name="Листинг_20_кода"><text:span text:style-name="T5">&lt;img src="</text:span><text:a xlink:type="simple" xlink:href="http://jyristov.net/templates/jyristov/images/verh.jpg">http://jyristov.net/templates/jyristov/images/verh.jpg</text:a><text:span text:style-name="T5">" title="Юридическая компания Надежный выбор" style="position: absolute; top: -44px; left: 0px;" clear: both;&gt;</text:span></text:p>
            <text:p text:style-name="Листинг_20_кода"><text:span text:style-name="T5">&lt;img src="</text:span><text:a xlink:type="simple" xlink:href="http://jyristov.net/templates/jyristov/images/bok.jpg">http://jyristov.net/templates/jyristov/images/bok.jpg</text:a><text:span text:style-name="T5">" style="position: absolute; top: -36px; right: 0px; z-index: 5; clear: both;"&gt;</text:span></text:p>
          </table:table-cell>
        </table:table-row>
      </table:table>
      <text:p text:style-name="Text_20_body"><draw:frame draw:style-name="fr5" draw:name="Врезка15" text:anchor-type="paragraph" svg:x="0cm" svg:y="1.235cm" svg:width="16.999cm" draw:z-index="27"><draw:text-box fo:min-height="3.037cm"><text:p text:style-name="Drawing"><draw:frame draw:style-name="fr6" draw:name="Графический объект15" text:anchor-type="paragraph" svg:x="0.004cm" svg:y="0.002cm" svg:width="16.999cm" style:rel-width="100%" svg:height="3.037cm" style:rel-height="scale" draw:z-index="28"><draw:image xlink:href="../пример_пк_название.png" xlink:type="simple" xlink:show="embed" xlink:actuate="onLoad"/></draw:frame>Рисунок <text:sequence text:ref-name="refDrawing14" text:name="Drawing" text:formula="ooow:Drawing+1" style:num-format="1">3.3</text:sequence> - Графическое представление блока "Название"</text:p></draw:text-box></draw:frame></text:p>
      <text:p text:style-name="Text_20_body"/>
      <text:p text:style-name="Text_20_body">Программный код блока «Меню приложения» представлен в таблице <text:sequence-ref text:reference-format="value" text:ref-name="refTable7">3.5</text:sequence-ref>. Графическое представление изображено на рисунке <text:sequence-ref text:reference-format="value" text:ref-name="refDrawing15">3.4</text:sequence-ref></text:p>
      <text:p text:style-name="P36"><text:soft-page-break/>Таблица <text:sequence text:ref-name="refTable7" text:name="Table" text:formula="ooow:Table+1" style:num-format="1">3.5</text:sequence> - Программный код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3">Программный код препроцессора</text:p>
          </table:table-cell>
          <table:table-cell table:style-name="Таблица8.B1" office:value-type="string">
            <text:p text:style-name="P41">&lt;div style="position: absolute; top: 155px; left: 129px; width: 746px; height: 57px; background-image: url(&lt;?php echo $mosConfig_live_site;?&gt;/templates/&lt;?php echo $mainframe-&gt;getTemplate(); ?&gt;/images/bg1.jpg); background-repeat: repeat-y; padding-left: 40px; clear: both;"&gt;</text:p>
            <text:p text:style-name="P41">&lt;div id="menu" class="mainlevel"&gt;</text:p>
            <text:p text:style-name="P41">&lt;?php <text:s/>mosLoadModules ( 'left' , -1); ?&gt;</text:p>
            <text:p text:style-name="P41">&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5">&lt;div style="position: absolute; top: 155px; left: 129px; width: 746px; height: 57px; background-image: url(</text:span><text:a xlink:type="simple" xlink:href="http://jyristov.net/templates/jyristov/images/bg1.jpg);">http://jyristov.net/templates/jyristov/images/bg1.jpg);</text:a><text:span text:style-name="T5"> background-repeat: repeat-y; padding-left: 40px; clear: both;"&gt;</text:span></text:p>
            <text:p text:style-name="P44">&lt;div id="menu" class="mainlevel"&gt;</text:p>
            <text:p text:style-name="Листинг_20_кода"><text:span text:style-name="T5">&lt;ul&gt;&lt;a href="</text:span><text:a xlink:type="simple" xlink:href="http://jyristov.net/">http://jyristov.net/</text:a><text:span text:style-name="T5">" id="active_menu"&gt;Главная&lt;/a&gt;</text:span></text:p>
            <text:p text:style-name="Листинг_20_кода"><text:span text:style-name="T5">&lt;a href="</text:span><text:a xlink:type="simple" xlink:href="http://jyristov.net/docs/index.html">http://jyristov.net/docs/index.html</text:a><text:span text:style-name="T5">" &gt;Документы&lt;/a&gt;</text:span></text:p>
            <text:p text:style-name="Листинг_20_кода"><text:span text:style-name="T5">&lt;a href="</text:span><text:a xlink:type="simple" xlink:href="http://jyristov.net/uslugi/index.html">http://jyristov.net/uslugi/index.html</text:a><text:span text:style-name="T5">" &gt;Услуги&lt;/a&gt;</text:span></text:p>
            <text:p text:style-name="Листинг_20_кода"><text:span text:style-name="T5">&lt;a href="</text:span><text:a xlink:type="simple" xlink:href="http://jyristov.net/novosti/index.html">http://jyristov.net/novosti/index.html</text:a><text:span text:style-name="T5">" &gt;Новости&lt;/a&gt;</text:span></text:p>
            <text:p text:style-name="Листинг_20_кода"><text:span text:style-name="T5">&lt;a href="</text:span><text:a xlink:type="simple" xlink:href="http://jyristov.net/klientyi/index.html">http://jyristov.net/klientyi/index.html</text:a><text:span text:style-name="T5">" &gt;Клиенты&lt;/a&gt;</text:span></text:p>
            <text:p text:style-name="Листинг_20_кода"><text:span text:style-name="T5">&lt;a href="</text:span><text:a xlink:type="simple" xlink:href="http://jyristov.net/kontaktaj-informacia.php">http://jyristov.net/kontaktaj-informacia.php</text:a><text:span text:style-name="T5">" &gt;Контакты&lt;/a&gt;</text:span></text:p>
            <text:p text:style-name="P43">&lt;/ul&gt;&lt;/div&gt;</text:p>
            <text:p text:style-name="Листинг_20_кода"><text:span text:style-name="T6">&lt;img </text:span><text:span text:style-name="T6">src="</text:span><text:a xlink:type="simple" xlink:href="http://jyristov.net/templates/jyristov/images/i1.jpg">http://jyristov.net/templates/jyristov/images/i1.jpg</text:a><text:span text:style-name="T6">" style="position: absolute; bottom: 0px; left: 0px;"&gt;</text:span></text:p>
            <text:p text:style-name="P45">&lt;/div&gt;</text:p>
          </table:table-cell>
        </table:table-row>
      </table:table>
      <text:p text:style-name="Text_20_body"/>
      <text:p text:style-name="Text_20_body"><draw:frame draw:style-name="fr1" draw:name="Врезка16" text:anchor-type="paragraph" svg:y="0cm" svg:width="16.999cm" draw:z-index="29"><draw:text-box fo:min-height="1.625cm"><text:p text:style-name="Drawing"><draw:frame draw:style-name="fr6" draw:name="Графический объект16" text:anchor-type="paragraph" svg:x="0.004cm" svg:y="0.002cm" svg:width="16.999cm" style:rel-width="100%" svg:height="1.625cm" style:rel-height="scale" draw:z-index="30"><draw:image xlink:href="../пример_пк_меню_приложения.png" xlink:type="simple" xlink:show="embed" xlink:actuate="onLoad"/></draw:frame>Рисунок <text:sequence text:ref-name="refDrawing15"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пример блока «Новостная лента» представлен в таблице <text:sequence-ref text:reference-format="value" text:ref-name="refTable8">3.6</text:sequence-ref>. Графическое представление изображено на рисунке <text:sequence-ref text:reference-format="value" text:ref-name="refDrawing16">3.5</text:sequence-ref>.</text:p>
      <text:p text:style-name="P36">Таблица <text:sequence text:ref-name="refTable8" text:name="Table" text:formula="ooow:Table+1" style:num-format="1">3.6</text:sequence> - Пример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3">Программный код препроцессора</text:p>
          </table:table-cell>
          <table:table-cell table:style-name="Таблица9.B1" office:value-type="string">
            <text:p text:style-name="P41">&lt;div style="position:absolute; top:239px; left:129px; width:746px;"&gt;</text:p>
            <text:p text:style-name="P41">&lt;div class="newsall"&gt;</text:p>
            <text:p text:style-name="P41">&lt;?php <text:s/>mosLoadModules ('price',1); ?&gt;</text:p>
            <text:p text:style-name="P41">&lt;?php <text:s/>mosLoadModules ('latestnews', 0); ?&gt;</text:p>
          </table:table-cell>
        </table:table-row>
        <text:soft-page-break/>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41"><text:span text:style-name="T44">&lt;div </text:span><text:span text:style-name="T44">style="position:absolute; top:239px; left:129px; width:746px;"&gt;</text:span></text:p>
            <text:p text:style-name="P41"><text:span text:style-name="T44">&lt;div </text:span><text:span text:style-name="T44">class="newsall"&gt;</text:span></text:p>
            <text:p text:style-name="P42">&lt;table cellpadding="0" cellspacing="0"&gt;</text:p>
            <text:p text:style-name="P42">&lt;tr&gt;&lt;td&gt;</text:p>
            <text:p text:style-name="P42">&lt;/td&gt;&lt;/tr&gt;</text:p>
            <text:p text:style-name="P42">&lt;/table&gt;</text:p>
            <text:p text:style-name="P42">&lt;table cellpadding="0" cellspacing="0"&gt;</text:p>
            <text:p text:style-name="P42">&lt;tr&gt;&lt;td&gt;</text:p>
            <text:p text:style-name="P42">&lt;div class="news"&gt;<text:tab/></text:p>
            <text:p text:style-name="P42">&lt;div class="bg_l"&gt;&lt;div class="text_z"&gt;28 октября, 2009&lt;/div&gt;&lt;/div&gt;</text:p>
            <text:p text:style-name="P42">&lt;br /&gt;</text:p>
            <text:p text:style-name="P42">&lt;b&gt;ИМНС пополняет бюджет&lt;/b&gt;&lt;br /&gt;</text:p>
            <text:p text:style-name="Листинг_20_кода"><text:span text:style-name="T37">&lt;p class="MsoNormal" style="text-align:justify;text-indent:27.0pt"&gt;Индивидуальный</text:span><text:span text:style-name="T38">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5"> И поскольку доход за этот период не получил, единый налог ИП не уплачивал...&lt;/p&gt;</text:span></text:p>
            <text:p text:style-name="Листинг_20_кода"><text:span text:style-name="T5">&lt;p&gt;&lt;a href="</text:span><text:a xlink:type="simple" xlink:href="http://jyristov.net/imns-popolnyaet-byudzhet.html">http://jyristov.net/imns-popolnyaet-byudzhet.html</text:a><text:span text:style-name="T5">" </text:span><text:span text:style-name="T5">class="latestnews"&gt;Читать полностью&lt;/a&gt;&lt;/p&gt;&lt;br /&gt;</text:span></text:p>
            <text:p text:style-name="P42">&lt;/div&gt;</text:p>
            <text:p text:style-name="P42">&lt;div class="news"&gt;<text:tab/></text:p>
            <text:p text:style-name="P42">&lt;div class="bg_l"&gt;&lt;div class="text_z"&gt;19 октября, 2009&lt;/div&gt;&lt;/div&gt;&lt;br /&gt;</text:p>
            <text:p text:style-name="P42">&lt;b&gt;Проверки взяты под особый контроль&lt;/b&gt;&lt;br /&gt;</text:p>
            <text:p text:style-name="P43">&lt;p&gt;&amp;#160;&lt;/p&gt;</text:p>
            <text:p text:style-name="Листинг_20_кода"><text:span text:style-name="T5">&lt;p&gt;&lt;a href="</text:span><text:a xlink:type="simple" xlink:href="http://jyristov.net/proverki-kgk.html">http://jyristov.net/proverki-kgk.html</text:a><text:span text:style-name="T5">" class="latestnews"&gt;</text:span></text:p>
            <text:p text:style-name="P43">Читать полностью&lt;/a&gt;&lt;/p&gt;</text:p>
            <text:p text:style-name="P43">&lt;br /&gt;</text:p>
            <text:p text:style-name="P43">&lt;/div&gt;</text:p>
            <text:p text:style-name="P42">&lt;div class="news"&gt;<text:tab/></text:p>
            <text:p text:style-name="P42">&lt;div class="bg_l"&gt;&lt;div class="text_z"&gt;22 сентября, 2009&lt;/div&gt;&lt;/div&gt;</text:p>
            <text:p text:style-name="P42">&lt;br /&gt;</text:p>
            <text:p text:style-name="Листинг_20_кода"><text:span text:style-name="T37">&lt;b&gt;Рост иностранных инвестиций в Беларуси ожидается в конце 2009 года&lt;/b&gt;&lt;br /&gt;</text:span><text:span text:style-name="T5">&lt;p&gt;&amp;#160;&lt;/p&gt;</text:span></text:p>
            <text:p text:style-name="Листинг_20_кода"><text:span text:style-name="T5">&lt;p&gt;&lt;a href="</text:span><text:a xlink:type="simple" xlink:href="http://jyristov.net/rost-inostrannyih-investitsiy-v-belarusi-ozhidaetsya-v-kontse-2009-goda.html">http://jyristov.net/rost-inostrannyih-investitsiy-v-belarusi-ozhidaetsya-v-kontse-2009-goda.html</text:a><text:span text:style-name="T5">" class="latestnews"&gt;Читать полностью&lt;/a&gt;&lt;/p&gt;&lt;br /&gt;</text:span></text:p>
            <text:p text:style-name="P42">&lt;/div&gt;</text:p>
            <text:p text:style-name="P42">&lt;/td&gt;&lt;/tr&gt;</text:p>
            <text:p text:style-name="P42">&lt;/table&gt;</text:p>
          </table:table-cell>
        </table:table-row>
      </table:table>
      <text:p text:style-name="P35"><draw:frame draw:style-name="fr5" draw:name="Врезка17" text:anchor-type="paragraph" svg:x="2.639cm" svg:y="0.933cm" svg:width="11.719cm" draw:z-index="31"><draw:text-box fo:min-height="10.463cm"><text:p text:style-name="Drawing"><draw:frame draw:style-name="fr8" draw:name="Графический объект17" text:anchor-type="paragraph" svg:y="0cm" svg:width="6.805cm" style:rel-width="58%" svg:height="8.871cm" style:rel-height="scale" draw:z-index="32"><draw:image xlink:href="../пример_пк_новостная_лента.png" xlink:type="simple" xlink:show="embed" xlink:actuate="onLoad"/></draw:frame>Рисунок <text:sequence text:ref-name="refDrawing16" text:name="Drawing" text:formula="ooow:Drawing+1" style:num-format="1">3.5</text:sequence> - Пример графического представления блока "Новостная лента"</text:p></draw:text-box></draw:frame></text:p>
      <text:p text:style-name="Text_20_body"><text:soft-page-break/>Описание работы функции «mosLoadModules» представлено в [<text:bookmark-ref text:reference-format="number" text:ref-name="__RefNumPara__3020_917514657">27</text:bookmark-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text:p>
      <text:p text:style-name="Text_20_body">Данное содержимое может исправляться администратором при помощи администраторской утилиты «Joomla» (встроенный редактор HTML кода «fckeditor»).</text:p>
      <text:p text:style-name="Text_20_body">Описание работы функции «mosMainBody» представлено в [<text:bookmark-ref text:reference-format="number" text:ref-name="__RefNumPara__5055_917514657">28</text:bookmark-ref>].</text:p>
      <text:p text:style-name="Text_20_body"/>
      <text:p text:style-name="Text_20_body">Для страницы «Главная страница» программный код блока «Содержимое страницы» представлен в таблице <text:sequence-ref text:reference-format="value" text:ref-name="refTable9">3.7</text:sequence-ref>. Графическое представление изображено на рисунке <text:sequence-ref text:reference-format="value" text:ref-name="refDrawing17">3.6</text:sequence-ref>.</text:p>
      <text:p text:style-name="P36">Таблица <text:sequence text:ref-name="refTable9" text:name="Table" text:formula="ooow:Table+1" style:num-format="1">3.7</text:sequence> - Программный код блока "Содержимое страницы" для "Главная страница</text:p>
      <table:table table:name="Таблица10" table:style-name="Таблица10">
        <table:table-column table:style-name="Таблица10.A"/>
        <table:table-column table:style-name="Таблица10.B"/>
        <table:table-row>
          <table:table-cell table:style-name="Таблица10.A1" office:value-type="string">
            <text:p text:style-name="P46">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46">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ext:soft-page-break/>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Text_20_body"><draw:frame draw:style-name="fr5" draw:name="Врезка18" text:anchor-type="paragraph" svg:x="0.711cm" svg:y="0.882cm" svg:width="15.577cm" draw:z-index="33"><draw:text-box fo:min-height="13.287cm"><text:p text:style-name="Drawing"><draw:frame draw:style-name="fr6" draw:name="Графический объект18" text:anchor-type="paragraph" svg:x="0.004cm" svg:y="0.002cm" svg:width="15.577cm" style:rel-width="100%" svg:height="13.287cm" style:rel-height="scale" draw:z-index="34"><draw:image xlink:href="../пример_сс_главная_страница.png" xlink:type="simple" xlink:show="embed" xlink:actuate="onLoad"/></draw:frame>Рисунок <text:sequence text:ref-name="refDrawing17" text:name="Drawing" text:formula="ooow:Drawing+1" style:num-format="1">3.6</text:sequence> - Графическое представление содержимого главной страницы</text:p></draw:text-box></draw:frame></text:p>
      <text:p text:style-name="Text_20_body"><text:soft-page-break/></text:p>
      <text:p text:style-name="Text_20_body">Для страницы «Страница нормативных документов» программный код блока «Содержимое страницы» представлен в таблице <text:sequence-ref text:reference-format="value" text:ref-name="refTable10">3.8</text:sequence-ref>, графическое представление изображено на рисунке <text:sequence-ref text:reference-format="value" text:ref-name="refDrawing18">3.7</text:sequence-ref>.</text:p>
      <text:p text:style-name="Text_20_body"/>
      <text:p text:style-name="P36">Таблица <text:sequence text:ref-name="refTable10" text:name="Table" text:formula="ooow:Table+1" style:num-format="1">3.8</text:sequence> - Программный код блока "Содержимое страницы" для "Страницы нормативных документов"</text:p>
      <table:table table:name="Таблица11" table:style-name="Таблица11">
        <table:table-column table:style-name="Таблица11.A"/>
        <table:table-column table:style-name="Таблица11.B"/>
        <table:table-row>
          <table:table-cell table:style-name="Таблица11.A1" office:value-type="string">
            <text:p text:style-name="P46">Программный код препроцессора</text:p>
          </table:table-cell>
          <table:table-cell table:style-name="Таблица11.B1" office:value-type="string">
            <text:p text:style-name="Листинг_20_кода">&lt;?php mosMainBody('', 0); ?&gt;</text:p>
            <text:p text:style-name="Листинг_20_кода"/>
          </table:table-cell>
        </table:table-row>
        <table:table-row>
          <table:table-cell table:style-name="Таблица11.A2" office:value-type="string">
            <text:p text:style-name="P46">Программный код браузера</text:p>
          </table:table-cell>
          <table:table-cell table:style-name="Таблица11.B2" office:value-type="string">
            <text:p text:style-name="Листинг_20_кода">&lt;script language="javascript" type="text/javascript" src="http://jyristov.net/components/com_docman/themes/default/js/theme.js"&gt;&lt;/script&gt;</text:p>
            <text:p text:style-name="Листинг_20_кода">&lt;script language="javascript" type="text/javascript" src="http://jyristov.net/includes/js/overlib_mini.js"&gt;&lt;/script&gt;</text:p>
            <text:p text:style-name="Листинг_20_кода">&lt;script language="javascript" type="text/javascript" src="http://jyristov.net/includes/js/overlib_hideform_mini.js"&gt;&lt;/script&gt;</text:p>
            <text:p text:style-name="Листинг_20_кода">&lt;div id="dm_header"&gt;</text:p>
            <text:p text:style-name="Листинг_20_кода">&lt;div&gt;</text:p>
            <text:p text:style-name="Листинг_20_кода"><text:soft-page-break/>&lt;a href="http://jyristov.net/docs/index.html"&gt;</text:p>
            <text:p text:style-name="Листинг_20_кода">&lt;img src="http://jyristov.net/components/com_docman/themes/default/images/icons/32x32/home.png" alt="Файловый архив" /&gt;&lt;br /&gt;</text:p>
            <text:p text:style-name="Листинг_20_кода">Файловый архив&lt;/a&gt;</text:p>
            <text:p text:style-name="Листинг_20_кода">&lt;/div&gt;</text:p>
            <text:p text:style-name="Листинг_20_кода">&lt;/div&gt;</text:p>
            <text:p text:style-name="Листинг_20_кода">&lt;div class="clr"&gt;&lt;/div&gt;</text:p>
            <text:p text:style-name="Листинг_20_кода">&lt;div id="dm_cats"&gt;</text:p>
            <text:p text:style-name="Листинг_20_кода">&lt;h3&gt;Категории<text:tab/>&lt;/h3&gt;</text:p>
            <text:p text:style-name="Листинг_20_кода">&lt;div&gt;</text:p>
            <text:p text:style-name="Листинг_20_кода">&lt;div class="dm_row"&gt;</text:p>
            <text:p text:style-name="Листинг_20_кода">&lt;a class="dm_icon" href="http://jyristov.net/docs/page-22.html"&gt;&lt;img src="h<text:span text:style-name="T38">ttp://jyristov.net/components/com_docman/themes/default/images/icons/32x32/folder.png" alt="folder icon" /&gt;&lt;/a&gt; <text:s text:c="3"/>&lt;span class="dm_files"&gt;80&lt;/span&gt;</text:span></text:p>
            <text:p text:style-name="P41">&lt;a class="dm_name" href="http://jyristov.net/docs/page-22.html"&gt;Нормативные документы&lt;/a&gt;</text:p>
            <text:p text:style-name="P41">&lt;/div&gt;</text:p>
            <text:p text:style-name="P41">&lt;/div&gt;</text:p>
            <text:p text:style-name="P47">&lt;/div&gt;</text:p>
          </table:table-cell>
        </table:table-row>
      </table:table>
      <text:p text:style-name="Text_20_body"/>
      <text:p text:style-name="Text_20_body"><draw:frame draw:style-name="fr1" draw:name="Врезка19" text:anchor-type="paragraph" svg:y="0cm" svg:width="15.249cm" draw:z-index="35"><draw:text-box fo:min-height="5.68cm"><text:p text:style-name="Drawing"><draw:frame draw:style-name="fr6" draw:name="Графический объект19" text:anchor-type="paragraph" svg:x="0.004cm" svg:y="0.002cm" svg:width="15.249cm" style:rel-width="100%" svg:height="5.68cm" style:rel-height="scale" draw:z-index="36"><draw:image xlink:href="../пример_сс_страница_нормативных_документов.png" xlink:type="simple" xlink:show="embed" xlink:actuate="onLoad"/></draw:frame>Рисунок <text:sequence text:ref-name="refDrawing18" text:name="Drawing" text:formula="ooow:Drawing+1" style:num-format="1">3.7</text:sequence> - Графическое представление содержимого страницы нормативных документов</text:p></draw:text-box></draw:frame></text:p>
      <text:p text:style-name="Text_20_body"/>
      <text:p text:style-name="Text_20_body">Для страницы «Страница услуг» программный код блока «Содержимое страницы» представлен в таблице <text:sequence-ref text:reference-format="value" text:ref-name="refTable11">3.9</text:sequence-ref>, графическое представление изображено на рисунке <text:sequence-ref text:reference-format="value" text:ref-name="refDrawing19">3.8</text:sequence-ref>.</text:p>
      <text:p text:style-name="P36">Таблица <text:sequence text:ref-name="refTable11" text:name="Table" text:formula="ooow:Table+1" style:num-format="1">3.9</text:sequence> - Программный код блока "Содержимое страницы" для "Страницы услуг"</text:p>
      <table:table table:name="Таблица12" table:style-name="Таблица12">
        <table:table-column table:style-name="Таблица12.A"/>
        <table:table-column table:style-name="Таблица12.B"/>
        <table:table-row>
          <table:table-cell table:style-name="Таблица12.A1" office:value-type="string">
            <text:p text:style-name="P46">Программный код препроцессора</text:p>
          </table:table-cell>
          <table:table-cell table:style-name="Таблица12.B1" office:value-type="string">
            <text:p text:style-name="P41">&lt;?php mosMainBody('', 0); ?&gt;</text:p>
            <text:p text:style-name="P41"/>
          </table:table-cell>
        </table:table-row>
        <table:table-row>
          <table:table-cell table:style-name="Таблица12.A2" office:value-type="string">
            <text:p text:style-name="P46">Программный код браузера</text:p>
          </table:table-cell>
          <table:table-cell table:style-name="Таблица12.B2" office:value-type="string">
            <text:p text:style-name="P41">&lt;table class="contentpaneopen"&gt;&lt;tr&gt;&lt;td class="contentheading" width="100%"&gt;</text:p>
            <text:p text:style-name="P41"><text:soft-page-break/>&lt;h1&gt;Взыскание долгов и представительство интересов в хозяйственном суде&lt;/h1&gt;&lt;/td&gt;&lt;/tr&gt;&lt;/table&gt;</text:p>
            <text:p text:style-name="P41">&lt;table class="contentpaneopen"&gt;&lt;tr&gt;&lt;td valign="top"&gt;</text:p>
            <text:p text:style-name="P41">&lt;p&gt;Нами взыскано уже более &lt;strong&gt;200 000 000&lt;/strong&gt; рублей.&lt;/p&gt;</text:p>
            <text:p text:style-name="P41">&lt;/td&gt;&lt;/tr&gt;&lt;tr&gt;&lt;td align="left" colspan="2"&gt;</text:p>
            <text:p text:style-name="P41">&lt;a href="http://jyristov.net/vzyiskanie-dolgov.html" class="readon"&gt;Читать далее…&lt;/a&gt;&lt;/td&gt;&lt;/tr&gt;&lt;/table&gt;</text:p>
            <text:p text:style-name="P41">&lt;table class="contentpaneopen"&gt;&lt;tr&gt;&lt;td class="contentheading" width="100%"&gt;</text:p>
            <text:p text:style-name="P41">&lt;h1&gt;Защита от недобросовестного потребителя &lt;/h1&gt;&lt;/td&gt;&lt;/tr&gt;&lt;/table&gt;</text:p>
            <text:p text:style-name="P41">&lt;table class="contentpaneopen"&gt;&lt;tr&gt;&lt;td valign="top"&gt;</text:p>
            <text:p text:style-name="P41">&lt;p&gt;В Беларуси действует закон «О защите прав потребителей». К сожалению, аналогичного закона, защищающего права компаний, не существует.&lt;/p&gt;</text:p>
            <text:p text:style-name="P41">&lt;/td&gt;&lt;/tr&gt;&lt;tr&gt;&lt;td align="left" colspan="2"&gt;</text:p>
            <text:p text:style-name="P41">&lt;a href="http://jyristov.net/zaschita-ot-nedobrosovestnogo-potrebitelya.html" class="readon"&gt;Читать далее…&lt;/a&gt;&lt;/td&gt;&lt;/tr&gt;&lt;/table&gt;</text:p>
            <text:p text:style-name="P41">&lt;table class="contentpaneopen"&gt;&lt;tr&gt;&lt;td class="contentheading" width="100%"&gt;</text:p>
            <text:p text:style-name="P41">&lt;h1&gt;Регистрация компаний и общества. Открыть предприятие (ООО, ОДО, ЗАО, УП)&lt;/h1&gt;&lt;/td&gt;&lt;/tr&gt;&lt;/table&gt;</text:p>
            <text:p text:style-name="P41">&lt;table class="contentpaneopen"&gt;&lt;tr&gt;&lt;td valign="top"&gt;</text:p>
            <text:p text:style-name="P41">&lt;p&gt;Помощь в регистрации фирм и коммерческих организаций (обществ) любых форм собственности (ООО, ОДО, ЗАО, УП, ИП).&lt;/p&gt;</text:p>
            <text:p text:style-name="P41">&lt;/td&gt;&lt;/tr&gt;&lt;tr&gt;&lt;td align="left" colspan="2"&gt;</text:p>
            <text:p text:style-name="P41">&lt;a href="http://jyristov.net/soprovozhdenie-registratsii.html" class="readon"&gt;Читать далее…&lt;/a&gt;&lt;/td&gt;&lt;/tr&gt;&lt;/table&gt;</text:p>
            <text:p text:style-name="P41">&lt;table class="contentpaneopen"&gt;&lt;tr&gt;&lt;td class="contentheading" width="100%"&gt;</text:p>
            <text:p text:style-name="P41">&lt;h1&gt;Бухгалтерское обслуживание и сопровождение&lt;/h1&gt;</text:p>
            <text:p text:style-name="P41">&lt;/td&gt;&lt;/tr&gt;&lt;/table&gt;</text:p>
            <text:p text:style-name="P41">&lt;table class="contentpaneopen"&gt;&lt;tr&gt;&lt;td valign="top"&gt;</text:p>
            <text:p text:style-name="P41">&lt;p&gt;Предоставляем услуги по ведению бухгалтерского учета&lt;/p&gt;</text:p>
            <text:p text:style-name="P41">&lt;/td&gt;&lt;/tr&gt;&lt;tr&gt;&lt;td align="left" colspan="2"&gt;</text:p>
            <text:p text:style-name="P41">&lt;a href="http://jyristov.net/buhuchet.html" class="readon"&gt;Читать далее…&lt;/a&gt;&lt;/td&gt;&lt;/tr&gt;&lt;/table&gt;</text:p>
            <text:p text:style-name="P41">&lt;table class="contentpaneopen"&gt;&lt;tr&gt;&lt;td class="contentheading" width="100%"&gt;</text:p>
            <text:p text:style-name="P41">&lt;h1&gt;Продажа готовых фирм&lt;/h1&gt;&lt;/td&gt;&lt;/tr&gt;&lt;/table&gt;</text:p>
            <text:p text:style-name="P41">&lt;table class="contentpaneopen"&gt;&lt;tr&gt;&lt;td valign="top"&gt;</text:p>
            <text:p text:style-name="P41">&lt;p&gt;&lt;a href="http://jyristov.net/registratsiyu-novoy-redaktsii.html"&gt;Бывает&lt;/a&gt;, что есть хорошая бизнес-идея, сделка, которую возможно реализовать только «сегодня или никогда». Нет времени ждать регистрации новой фирмы. Мы предлагаем к продаже готовые компании с нужным набором лицензий или сертификатов.&lt;/p&gt;</text:p>
            <text:p text:style-name="P41">&lt;/td&gt;&lt;/tr&gt;&lt;tr&gt;&lt;td align="left" colspan="2"&gt;</text:p>
            <text:p text:style-name="P41">&lt;a href="http://jyristov.net/pokupka-kompanii.html" class="readon"&gt;Читать далее…&lt;/a&gt;<text:span text:style-name="T45">&lt;/td&gt;&lt;/tr&gt;&lt;/table&gt;</text:span></text:p>
          </table:table-cell>
        </table:table-row>
      </table:table>
      <text:p text:style-name="Text_20_body"/>
      <text:p text:style-name="Text_20_body"><draw:frame draw:style-name="fr1" draw:name="Врезка20" text:anchor-type="paragraph" svg:y="0cm" svg:width="15.118cm" draw:z-index="43"><draw:text-box fo:min-height="16.42cm"><text:p text:style-name="Drawing"><draw:frame draw:style-name="fr6" draw:name="Графический объект20" text:anchor-type="paragraph" svg:x="0.004cm" svg:y="0.002cm" svg:width="15.118cm" style:rel-width="100%" svg:height="16.42cm" style:rel-height="scale" draw:z-index="44"><draw:image xlink:href="../пример_сс_страница_услуг.png" xlink:type="simple" xlink:show="embed" xlink:actuate="onLoad"/></draw:frame>Рисунок <text:sequence text:ref-name="refDrawing19" text:name="Drawing" text:formula="ooow:Drawing+1" style:num-format="1">3.8</text:sequence> - Графическое представление содержимого страницы услуг</text:p></draw:text-box></draw:frame></text:p>
      <text:p text:style-name="Text_20_body"><text:soft-page-break/>Для страницы «Страница новостей» программный код блока «Содержимое страницы» представлен в таблице <text:sequence-ref text:reference-format="value" text:ref-name="refTable12">3.10</text:sequence-ref>, графическое представление изображено на рисунке <text:sequence-ref text:reference-format="value" text:ref-name="refDrawing20">3.9</text:sequence-ref>.</text:p>
      <text:p text:style-name="P35">Таблица <text:sequence text:ref-name="refTable12" text:name="Table" text:formula="ooow:Table+1" style:num-format="1">3.10</text:sequence> - Программный код блока "Содержимое страницы" для "Страницы новостей"</text:p>
      <table:table table:name="Таблица13" table:style-name="Таблица13">
        <table:table-column table:style-name="Таблица13.A"/>
        <table:table-column table:style-name="Таблица13.B"/>
        <table:table-row>
          <table:table-cell table:style-name="Таблица13.A1" office:value-type="string">
            <text:p text:style-name="P46">Программный код препроцессора</text:p>
          </table:table-cell>
          <table:table-cell table:style-name="Таблица13.B1" office:value-type="string">
            <text:p text:style-name="P41">&lt;?php mosMainBody('', 0); ?&gt;</text:p>
            <text:p text:style-name="P41"/>
          </table:table-cell>
        </table:table-row>
        <table:table-row>
          <table:table-cell table:style-name="Таблица13.A2" office:value-type="string">
            <text:p text:style-name="P46">Программный код браузера</text:p>
          </table:table-cell>
          <table:table-cell table:style-name="Таблица13.B2" office:value-type="string">
            <text:p text:style-name="P41">&lt;table class="contentpaneopen"&gt;&lt;tr&gt;&lt;td class="contentheading" width="100%"&gt;</text:p>
            <text:p text:style-name="P41">&lt;h1&gt;ИМНС пополняет бюджет&lt;/h1&gt;</text:p>
            <text:p text:style-name="P41">&lt;/td&gt;&lt;/tr&gt;&lt;/table&gt;</text:p>
            <text:p text:style-name="P41">&lt;table class="contentpaneopen"&gt;&lt;tr&gt;&lt;td valign="top"&gt;</text:p>
            <text:p text:style-name="P41">&lt;p class="MsoNormal" style="text-align:justify;text-<text:soft-page-break/>indent:27.0pt"&gt;Индивидуальный</text:p>
            <text:p text:style-name="P41"><text:s/>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 И поскольку доход за этот период не получил, единый налог ИП не уплачивал...&lt;/p&gt;</text:p>
            <text:p text:style-name="P41">&lt;/td&gt;&lt;/tr&gt;&lt;tr&gt;&lt;td align="left" colspan="2"&gt;</text:p>
            <text:p text:style-name="P41">&lt;a href="http://jyristov.net/imns-popolnyaet-byudzhet.html" class="readon"&gt;Читать далее…&lt;/a&gt;</text:p>
            <text:p text:style-name="P41">&lt;/td&gt;&lt;/tr&gt;&lt;/table&gt;</text:p>
            <text:p text:style-name="P41">&lt;table class="contentpaneopen"&gt;&lt;tr&gt;&lt;td class="contentheading" width="100%"&gt;</text:p>
            <text:p text:style-name="P41">&lt;h1&gt;Проверки взяты под особый контроль&lt;/h1&gt;</text:p>
            <text:p text:style-name="P41">&lt;/td&gt;&lt;/tr&gt;&lt;/table&gt;</text:p>
            <text:p text:style-name="P41">&lt;table class="contentpaneopen"&gt;&lt;tr&gt;&lt;td valign="top"&gt;</text:p>
            <text:p text:style-name="P41">&lt;p&gt;&amp;#160;&lt;/p&gt;</text:p>
            <text:p text:style-name="P41">&lt;/td&gt;&lt;/tr&gt;&lt;tr&gt;&lt;td align="left" colspan="2"&gt;</text:p>
            <text:p text:style-name="P41">&lt;a href="http://jyristov.net/proverki-kgk.html" class="readon"&gt;Читать далее…&lt;/a&gt;</text:p>
            <text:p text:style-name="P41">&lt;/td&gt;&lt;/tr&gt;&lt;/table&gt;</text:p>
            <text:p text:style-name="P41">&lt;table class="contentpaneopen"&gt;&lt;tr&gt;&lt;td class="contentheading" width="100%"&gt;</text:p>
            <text:p text:style-name="P41">&lt;h1&gt;Рост иностранных инвестиций в Беларуси ожидается в конце 2009 года&lt;/h1&gt;</text:p>
            <text:p text:style-name="P41">&lt;/td&gt;&lt;/tr&gt;&lt;/table&gt;</text:p>
            <text:p text:style-name="P41">&lt;table class="contentpaneopen"&gt;&lt;tr&gt;&lt;td valign="top"&gt;</text:p>
            <text:p text:style-name="P41">&lt;p&gt;&amp;#160;&lt;/p&gt;</text:p>
            <text:p text:style-name="P41">&lt;/td&gt;&lt;/tr&gt;&lt;tr&gt;&lt;td align="left" colspan="2"&gt;</text:p>
            <text:p text:style-name="P41">&lt;a href="http://jyristov.net/rost-inostrannyih-investitsiy-v-belarusi-ozhidaetsya-v-kontse-2009-goda.html" class="readon"&gt;Читать далее…&lt;/a&gt;</text:p>
            <text:p text:style-name="P41">&lt;/td&gt;&lt;/tr&gt;&lt;/table&gt;</text:p>
            <text:p text:style-name="P41">&lt;table class="contentpaneopen"&gt;&lt;tr&gt;&lt;td class="contentheading" width="100%"&gt;</text:p>
            <text:p text:style-name="P41">&lt;h1&gt; Совмин, Администрация Президента и КГК рассмотрят проект указа о контрольной деятельности&lt;/h1&gt;</text:p>
            <text:p text:style-name="P41">&lt;/td&gt;&lt;/tr&gt;&lt;/table&gt;</text:p>
            <text:p text:style-name="P41">&lt;table class="contentpaneopen"&gt;&lt;tr&gt;&lt;td valign="top"&gt;</text:p>
            <text:p text:style-name="P41">&lt;p&gt;Проект указа "О совершенствовании контрольной и надзорной деятельности в Республике Беларусь" будет обсуждаться на совместном заседании Президиума СовМина, коллегии Администрации Президента и коллегии Комитета государственного контроля.&lt;/p&gt;</text:p>
            <text:p text:style-name="P41">&lt;/td&gt;&lt;/tr&gt;&lt;tr&gt;&lt;td align="left" colspan="2"&gt;</text:p>
            <text:p text:style-name="P41">&lt;a href="http://jyristov.net/prezidium-soveta-ministrov-administratsiya-prezidenta-i-kgk-rassmotryat-proekt-ukaza-o-kontrolnoy-de.html" class="readon"&gt;Читать далее…&lt;/a&gt;</text:p>
            <text:p text:style-name="P47">&lt;/td&gt;&lt;/tr&gt;&lt;/table&gt;</text:p>
          </table:table-cell>
        </table:table-row>
      </table:table>
      <text:p text:style-name="Text_20_body"/>
      <text:p text:style-name="Text_20_body"><draw:frame draw:style-name="fr4" draw:name="Врезка21" text:anchor-type="paragraph" svg:y="0cm" svg:width="13.709cm" draw:z-index="37"><draw:text-box fo:min-height="13.675cm"><text:p text:style-name="Drawing"><draw:frame draw:style-name="fr6" draw:name="Графический объект21" text:anchor-type="paragraph" svg:x="0.004cm" svg:y="0.002cm" svg:width="13.709cm" style:rel-width="100%" svg:height="13.675cm" style:rel-height="scale" draw:z-index="38"><draw:image xlink:href="../пример_сс_страница_новостей.png" xlink:type="simple" xlink:show="embed" xlink:actuate="onLoad"/></draw:frame>Рисунок <text:sequence text:ref-name="refDrawing20" text:name="Drawing" text:formula="ooow:Drawing+1" style:num-format="1">3.9</text:sequence> - Графическое представление содержимого страницы новостей</text:p></draw:text-box></draw:frame></text:p>
      <text:p text:style-name="Text_20_body"><text:soft-page-break/>Для страницы «Страница клиентов» программный код блока «Содержимое страницы» представлен в таблице <text:sequence-ref text:reference-format="value" text:ref-name="refTable13">3.11</text:sequence-ref>, графическое представление изображено на рисунке <text:sequence-ref text:reference-format="value" text:ref-name="refDrawing21">3.10</text:sequence-ref>.</text:p>
      <text:p text:style-name="P35">Таблица <text:sequence text:ref-name="refTable13" text:name="Table" text:formula="ooow:Table+1" style:num-format="1">3.11</text:sequence> - Программный код блока "Содержимое страницы" для "Страницы клиентов"</text:p>
      <table:table table:name="Таблица14" table:style-name="Таблица14">
        <table:table-column table:style-name="Таблица14.A"/>
        <table:table-column table:style-name="Таблица14.B"/>
        <table:table-row>
          <table:table-cell table:style-name="Таблица14.A1" office:value-type="string">
            <text:p text:style-name="P46">Программный код препроцессора</text:p>
          </table:table-cell>
          <table:table-cell table:style-name="Таблица14.B1" office:value-type="string">
            <text:p text:style-name="P41">&lt;?php mosMainBody('', 0); ?&gt;</text:p>
            <text:p text:style-name="Листинг_20_кода"/>
          </table:table-cell>
        </table:table-row>
        <table:table-row>
          <table:table-cell table:style-name="Таблица14.A2" office:value-type="string">
            <text:p text:style-name="P46">Программный код браузера</text:p>
          </table:table-cell>
          <table:table-cell table:style-name="Таблица14.B2" office:value-type="string">
            <text:p text:style-name="P40">&lt;table class="contentpaneopen"&gt;&lt;tr&gt;&lt;td class="contentheading" width="100%"&gt;</text:p>
            <text:p text:style-name="P40">&lt;h1&gt;Недействительность предварительного договора аренды&lt;/h1&gt;</text:p>
            <text:p text:style-name="P40">&lt;/td&gt;&lt;/tr&gt;&lt;/table&gt;&lt;table class="contentpaneopen"&gt;&lt;tr&gt;&lt;td valign="top"&gt;</text:p>
            <text:p text:style-name="P40">&lt;p class="MsoNormal" style="text-align:justify"&gt;В 2005г. ООО предлагало торговцам</text:p>
            <text:p text:style-name="P40"><text:s/>экономить на аренде точки следующим образом: вложить деньги в строительство</text:p>
            <text:p text:style-name="P40"><text:s/>нового объекта, а затем арендовать его на выгодных условиях. Вложенные в</text:p>
            <text:p text:style-name="P40"><text:s/>строительство деньги шли в счет арендной платы. ИП &lt;span style="mso-<text:soft-page-break/>spacerun:yes"&gt;&amp;#160;&lt;/span&gt;решил поучаствовать в строительстве.&amp;#160;&lt;/p&gt;</text:p>
            <text:p text:style-name="P40">&lt;/td&gt;&lt;/tr&gt;&lt;tr&gt;&lt;td align="left" colspan="2"&gt;</text:p>
            <text:p text:style-name="P40">&lt;a href="http://jyristov.net/nedeystvitelnost-predvaritelnogo-dogovora-arendyi.html" class="readon"&gt;Читать далее…&lt;/a&gt;</text:p>
            <text:p text:style-name="P40">&lt;/td&gt;&lt;/tr&gt;&lt;/table&gt;&lt;table class="contentpaneopen"&gt;&lt;tr&gt;&lt;td class="contentheading" width="100%"&gt;</text:p>
            <text:p text:style-name="P40">&lt;h1&gt;ООО «Катюша»&lt;/h1&gt;</text:p>
            <text:p text:style-name="P40">&lt;/td&gt;&lt;/tr&gt;&lt;/table&gt;&lt;table class="contentpaneopen"&gt;&lt;tr&gt;&lt;td valign="top"&gt;</text:p>
            <text:p text:style-name="P40">&lt;p&gt;Заключено мировое соглашение на &lt;strong&gt;8 061 868&lt;/strong&gt; рублей.&amp;#160;&lt;/p&gt;</text:p>
            <text:p text:style-name="P40">&lt;/td&gt;&lt;/tr&gt;&lt;tr&gt;&lt;td align="left" colspan="2"&gt;</text:p>
            <text:p text:style-name="P40">&lt;a href="http://jyristov.net/ooo-katyusha.html" class="readon"&gt;Читать далее…&lt;/a&gt;&lt;/td&gt;&lt;/tr&gt;&lt;/table&gt;&lt;/td&gt;&lt;/tr&gt;&lt;tr&gt;&lt;td valign="top" width="100%"&gt;</text:p>
            <text:p text:style-name="P40">&lt;style type="text/css"&gt; </text:p>
            <text:p text:style-name="P40">a.highslide img {border: 0px #1e90ff;}</text:p>
            <text:p text:style-name="P40">a.highslide:hover img {border: 0px#b0c4de;}</text:p>
            <text:p text:style-name="P40">&lt;/style&gt;&lt;table class="contentpaneopen"&gt;&lt;tr&gt;&lt;td class="contentheading" width="100%"&gt;</text:p>
            <text:p text:style-name="P40">&lt;h1&gt;ООО «Алекена-Тур»&lt;/h1&gt;</text:p>
            <text:p text:style-name="P40">&lt;/td&gt;&lt;/tr&gt;&lt;/table&gt;&lt;table class="contentpaneopen"&gt;&lt;tr&gt;&lt;td valign="top"&gt;</text:p>
            <text:p text:style-name="P40">&lt;table width="100%" cellspacing="" cellpadding="" border="0"&gt;&lt;tbody&gt;</text:p>
            <text:p text:style-name="P40">&lt;tr&gt;&lt;td align="left"&gt;&lt;div id="controlbar" class="highslide-overlay controlbar"&gt;</text:p>
            <text:p text:style-name="P40">&lt;a href="http://jyristov.net/klientyi/index.html#" class="previous" onclick="return hs.previous(this)" title="Предыдущая (кнопка курсора влево)"&gt;&lt;/a&gt;<text:tab/>&lt;a href="http://jyristov.net/klientyi/index.html#" class="next" onclick="return hs.next(this)" title="Следующая (кнопка курсора вправо)"&gt;&lt;/a&gt; <text:s text:c="3"/>&lt;a href="http://jyristov.net/klientyi/index.html#" class="highslide-move" onclick="return false" title="Нажмите и тяните для перемещения"&gt;&lt;/a&gt; <text:s text:c="3"/>&lt;a href="http://jyristov.net/klientyi/index.html#" class="close" onclick="return hs.close(this)" title="Нажмите, чтобы закрыть"&gt;&lt;/a&gt;&lt;/div&gt;&lt;a id="thumb1201" href="http://jyristov.net/images/stories/clients/alekena.jpg" onclick="return hs.expand(this)" class="00" title="" &gt;&lt;img src="http://jyristov.net/mambots/content/highslide/thumb.php?src=/home/jyrist/public_html/images/stories/clients/alekena.jpg&amp;amp;x=127&amp;amp;y=180&amp;amp;f=0" alt="Отказано в исках на 40 875 247 рублей." class="hs_border" /&gt;&lt;/a&gt;&lt;/td&gt;</text:p>
            <text:p text:style-name="P40">&lt;td valign="top"&gt;Отказано в исках на сумму &lt;strong&gt;40 875 247&lt;/strong&gt; рублей.&lt;/td&gt;&lt;/tr&gt;&lt;/tbody&gt;</text:p>
            <text:p text:style-name="P40">&lt;/table&gt;&lt;/td&gt;&lt;/tr&gt;&lt;tr&gt;&lt;td align="left" colspan="2"&gt;</text:p>
            <text:p text:style-name="P40">&lt;a href="http://jyristov.net/alekena-tur.html" class="readon"&gt;Читать далее…&lt;/a&gt;<text:span text:style-name="T45">&lt;/td&gt;&lt;/tr&gt;&lt;/table&gt;</text:span></text:p>
          </table:table-cell>
        </table:table-row>
      </table:table>
      <text:p text:style-name="Standard"><draw:frame draw:style-name="fr5" draw:name="Врезка22" text:anchor-type="paragraph" svg:x="1.321cm" svg:y="1.095cm" svg:width="14.355cm" draw:z-index="39"><draw:text-box fo:min-height="14.037cm"><text:p text:style-name="Drawing"><draw:frame draw:style-name="fr6" draw:name="Графический объект22" text:anchor-type="paragraph" svg:x="0.004cm" svg:y="0.002cm" svg:width="14.355cm" style:rel-width="100%" svg:height="14.037cm" style:rel-height="scale" draw:z-index="40"><draw:image xlink:href="../пример_сс_страница_клиентов.png" xlink:type="simple" xlink:show="embed" xlink:actuate="onLoad"/></draw:frame>Рисунок <text:sequence text:ref-name="refDrawing21"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
      <text:p text:style-name="Text_20_body">Для страницы «Контактная информация» программный код блока «Содержимое страницы» представлен в таблице <text:sequence-ref text:reference-format="value" text:ref-name="refTable14">3.12</text:sequence-ref>, графическое представление изображено на рисунке <text:sequence-ref text:reference-format="value" text:ref-name="refDrawing22">3.11</text:sequence-ref>.</text:p>
      <text:p text:style-name="P36">Таблица <text:sequence text:ref-name="refTable14" text:name="Table" text:formula="ooow:Table+1" style:num-format="1">3.12</text:sequence> - Программный код блока "Содержимое страницы" для "Контактная информация"</text:p>
      <table:table table:name="Таблица15" table:style-name="Таблица15">
        <table:table-column table:style-name="Таблица15.A"/>
        <table:table-column table:style-name="Таблица15.B"/>
        <table:table-row>
          <table:table-cell table:style-name="Таблица15.A1" office:value-type="string">
            <text:p text:style-name="P46">Программный код препроцессора</text:p>
          </table:table-cell>
          <table:table-cell table:style-name="Таблица15.B1" office:value-type="string">
            <text:p text:style-name="P41">&lt;?php mosMainBody('', 0); ?&gt;</text:p>
            <text:p text:style-name="P41"/>
          </table:table-cell>
        </table:table-row>
        <text:soft-page-break/>
        <table:table-row>
          <table:table-cell table:style-name="Таблица15.A2" office:value-type="string">
            <text:p text:style-name="P46">Программный код браузера</text:p>
          </table:table-cell>
          <table:table-cell table:style-name="Таблица15.B2" office:value-type="string">
            <text:p text:style-name="Листинг_20_кода">&lt;div style="text-align:left"&gt;&lt;h2&gt;Контактные телефоны:&lt;/h2&gt;</text:p>
            <text:p text:style-name="Листинг_20_кода">&lt;p&gt;+375 (29) &lt;b&gt;311-62-41&lt;/b&gt; (мобильный)&lt;br&gt;</text:p>
            <text:p text:style-name="Листинг_20_кода">+375 (17) &lt;b&gt;203-81-20&lt;/b&gt; (городской телефон/факс)&lt;br&gt;</text:p>
            <text:p text:style-name="Листинг_20_кода">&lt;/p&gt;</text:p>
            <text:p text:style-name="Листинг_20_кода">&lt;h2&gt;E-mail:&lt;/h2&gt;&lt;p&gt;jurist-bel&lt;b&gt;@&lt;/b&gt;yandex.ru&lt;/p&gt;</text:p>
            <text:p text:style-name="Листинг_20_кода">&lt;h2&gt;Офис:&lt;/h2&gt;&lt;p&gt;Минск, ул.Обойная, д.12, офис 509, 220004&lt;br&gt;</text:p>
            <text:p text:style-name="Листинг_20_кода">200 метров от станции метро Фрунзенская.&lt;br&gt;</text:p>
            <text:p text:style-name="Листинг_20_кода">&amp;nbsp;&lt;/p&gt;</text:p>
            <text:p text:style-name="Листинг_20_кода">&lt;h2&gt;Написать письмо&lt;/h2&gt;</text:p>
            <text:p text:style-name="Листинг_20_кода">&lt;p&gt;&lt;form action="http://jyristov.net/b3v-feedback/send.html" enctype="multipart/form-data" method="post" runat="server"&gt;</text:p>
            <text:p text:style-name="Листинг_20_кода">Е-mail для ответа:&lt;br /&gt;&lt;div class="parent_elem"&gt;</text:p>
            <text:p text:style-name="Листинг_20_кода">&lt;input type="text" value="" name="email1" style="width:502px" /&gt;&lt;/div&gt;</text:p>
            <text:p text:style-name="Листинг_20_кода">&lt;div style="height:8px"&gt;&amp;nbsp;&lt;/div&gt;</text:p>
            <text:p text:style-name="Листинг_20_кода">Телефон:&lt;br /&gt;&lt;div class="parent_elem"&gt;</text:p>
            <text:p text:style-name="Листинг_20_кода">&lt;input type="text" value="" name="field3" style="width:502px" /&gt;</text:p>
            <text:p text:style-name="Листинг_20_кода">&lt;/div&gt;&lt;div style="height:8px"&gt;&amp;nbsp;&lt;/div&gt;</text:p>
            <text:p text:style-name="Листинг_20_кода"><text:s/>Тема сообщения:&lt;br /&gt;&lt;div class="parent_elem"&gt;</text:p>
            <text:p text:style-name="Листинг_20_кода">&lt;input type="text" value="" name="field1" style="width:502px" /&gt;&lt;/div</text:p>
            <text:p text:style-name="Листинг_20_кода">&lt;div style="height:8px"&gt;&amp;nbsp;&lt;/div&gt;</text:p>
            <text:p text:style-name="Листинг_20_кода"><text:s/>Сообщение:&lt;br /&gt;&lt;div class="parent_elem popr"&gt;</text:p>
            <text:p text:style-name="Листинг_20_кода">&lt;textarea name="field2" style="height:190px;width:502px" &gt;&lt;/textarea&gt;</text:p>
            <text:p text:style-name="Листинг_20_кода">&lt;/div&gt;&lt;div style="height:8px"&gt;&amp;nbsp;&lt;/div&gt;</text:p>
            <text:p text:style-name="Листинг_20_кода"><text:s/>Прикрепить файл:&lt;br /&gt;&lt;div class="parent_elem"&gt;</text:p>
            <text:p text:style-name="Листинг_20_кода">&lt;input type="file" value="" name="attach1" <text:s/>size="67" /&gt;&lt;/div&gt;&lt;br /&gt;</text:p>
            <text:p text:style-name="Листинг_20_кода">&lt;input type="submit" value="Отправить" class="send" name="send" <text:s/>/&gt;</text:p>
            <text:p text:style-name="Листинг_20_кода"><text:s/>&lt;/form&gt;&lt;/p&gt;<text:span text:style-name="T45">&lt;/div&gt;</text:span></text:p>
          </table:table-cell>
        </table:table-row>
      </table:table>
      <text:p text:style-name="Standard"/>
      <text:p text:style-name="Standard"/>
      <text:p text:style-name="Standard"><draw:frame draw:style-name="fr1" draw:name="Врезка23" text:anchor-type="paragraph" svg:y="0cm" svg:width="13.78cm" draw:z-index="41"><draw:text-box fo:min-height="14.623cm"><text:p text:style-name="Drawing"><draw:frame draw:style-name="fr6" draw:name="Графический объект23" text:anchor-type="paragraph" svg:x="0.004cm" svg:y="0.002cm" svg:width="13.78cm" style:rel-width="100%" svg:height="14.623cm" style:rel-height="scale" draw:z-index="42"><draw:image xlink:href="../пример_сс_контактная_информация.png" xlink:type="simple" xlink:show="embed" xlink:actuate="onLoad"/></draw:frame>Рисунок <text:sequence text:ref-name="refDrawing22" text:name="Drawing" text:formula="ooow:Drawing+1" style:num-format="1">3.11</text:sequence> - Графическое представление содержимого "Контактная информация"</text:p></draw:text-box></draw:frame></text:p>
      <text:p text:style-name="Standard"><text:soft-page-break/></text:p>
      <text:h text:style-name="Heading_20_2" text:outline-level="2">Разработка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861405997" text:style-name="L17">
        <text:list-item>
          <text:p text:style-name="P72">Нормативные документы:</text:p>
          <text:list>
            <text:list-item>
              <text:p text:style-name="P72">Регистрация и ликвидация коммерческих организаций;</text:p>
              <text:list>
                <text:list-item>
                  <text:p text:style-name="P72">Справочная информация;</text:p>
                </text:list-item>
              </text:list>
            </text:list-item>
            <text:list-item>
              <text:p text:style-name="P72">Хозяйственный процесс;</text:p>
            </text:list-item>
            <text:list-item>
              <text:p text:style-name="P72">Налогооблажение;</text:p>
            </text:list-item>
            <text:list-item>
              <text:p text:style-name="P72"><text:soft-page-break/>Внешнеэкономическая деятельность;</text:p>
            </text:list-item>
            <text:list-item>
              <text:p text:style-name="P72">Недвижимость;</text:p>
            </text:list-item>
            <text:list-item>
              <text:p text:style-name="P72">Розничная торговля;</text:p>
            </text:list-item>
            <text:list-item>
              <text:p text:style-name="P72">Строительство (Строительный подряд);</text:p>
            </text:list-item>
            <text:list-item>
              <text:p text:style-name="P72">Договор поставки;</text:p>
            </text:list-item>
            <text:list-item>
              <text:p text:style-name="P72">Кодексы;</text:p>
            </text:list-item>
            <text:list-item>
              <text:p text:style-name="P72">Лицензирование;</text:p>
            </text:list-item>
            <text:list-item>
              <text:p text:style-name="P72">Сертификация и гигиеническая регистрация;</text:p>
            </text:list-item>
            <text:list-item>
              <text:p text:style-name="P72">Банкротство.</text:p>
            </text:list-item>
          </text:list>
        </text:list-item>
      </text:list>
      <text:p text:style-name="Text_20_body">Опишем распределение документов между каталогами:</text:p>
      <text:p text:style-name="Text_20_body"><text:span text:style-name="T34">Регистрация и ликвидация коммерческих организаций: </text:span><text:span text:style-name="T43">«</text:span><text:span text:style-name="T7">Перечень документов, необходимых для регистрации коммерческой организации с участием иностранных лицпопулярный», «</text:span><text:span text:style-name="T15">Перечень документов, необходимых для смены состава участников коммерческой организации</text:span><text:span text:style-name="T7">», «</text:span><text:span text:style-name="T15">Перечень документов, необходимых для регистрации коммерческой организации</text:span><text:span text:style-name="T7">», «</text:span><text:span text:style-name="T15">Общая характеристика Общества с дополнительной ответственностью</text:span><text:span text:style-name="T7">», «</text:span><text:span text:style-name="T15">Общая характеристика Общества с ограниченной ответственностью</text:span><text:span text:style-name="T7">», «</text:span><text:span text:style-name="T15">Общая характеристика унитарного предприятия</text:span><text:span text:style-name="T7">», «</text:span><text:span text:style-name="T15">Перечень документов, необходимых для открытия текущего (расчетного) счета</text:span><text:span text:style-name="T7">», «</text:span><text:span text:style-name="T15">Положение о ликвидации (прекращении деятельности) субъектов хозяйствования, утвержденное Декретом Пр</text:span><text:span text:style-name="T7">», «</text:span><text:span text:style-name="T15">Положение о государственной регистрации субъектов хозяйствования, утвержденное Декретом Президента</text:span><text:span text:style-name="T7">».</text:span></text:p>
      <text:p text:style-name="Text_20_body"><text:span text:style-name="T11">Справочная информация: </text:span><text:span text:style-name="T7">«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1">Хозяйственный процесс: </text:span><text:span text:style-name="T7">«</text:span><text:span text:style-name="T15">Закон о государственной пошлине</text:span><text:span text:style-name="T7">», «</text:span><text:span text:style-name="T15">Документы, прилагаемые к исковому заявлению</text:span><text:span text:style-name="T7">», «</text:span><text:span text:style-name="T15">Содержание искового заявления</text:span><text:span text:style-name="T7">», «</text:span><text:span text:style-name="T15">Постановление Пленума ВХС «О применени хозяйственными судами законодательства о гос.пошлине</text:span><text:span text:style-name="T7">», «</text:span><text:span text:style-name="T15">Размеры пошлин для подачи </text:span><text:soft-page-break/><text:span text:style-name="T15">искового заявления в хозяйственный суд</text:span><text:span text:style-name="T9">»</text:span><text:span text:style-name="T8">.</text:span></text:p>
      <text:p text:style-name="Text_20_body"><text:span text:style-name="T11">Налогооблажение: </text:span><text:span text:style-name="T7">«</text:span><text:span text:style-name="T15">Указ Президента Об упрощенной системе налогообложения от 9 марта 2007 г. № 119</text:span><text:span text:style-name="T7">», «</text:span><text:span text:style-name="T15">Закон Республики Беларусь О налогах на доходы и прибыль от 22.12.1991 г. N 1330-ХII</text:span><text:span text:style-name="T7">», «</text:span><text:span text:style-name="T15">Закон Республики Беларусь "О налоге на добавленную стоимость" от 16 ноября 1999 г. N 324-З</text:span><text:span text:style-name="T7">», «</text:span><text:span text:style-name="T15">Положение о едином налоге с индивидуальных предпринимателей. Указ 285 от 18.06.2005</text:span><text:span text:style-name="T7">», «</text:span><text:span text:style-name="T15">Закон о подоходном налоге с физических лиц</text:span><text:span text:style-name="T7">», «</text:span><text:span text:style-name="T15">Ставки по единому налогу для Минска. Решение Мингорсовета от 17.06.2009 N 241</text:span><text:span text:style-name="T7">».</text:span></text:p>
      <text:p text:style-name="Text_20_body"><text:span text:style-name="T11">Внешнеэкономическая деятельность: </text:span><text:span text:style-name="T7">«</text:span><text:span text:style-name="T15">Постановление Правления НацБанка от 11.11.2008 г. N 165 О порядке осуществления расчетов по импорту</text:span><text:span text:style-name="T7">», «</text:span><text:span text:style-name="T15">ИНСТРУКЦИЯ О ПОРЯДКЕ РЕГИСТРАЦИИ ПАСПОРТА СДЕЛКИ</text:span><text:span text:style-name="T7">», «</text:span><text:span text:style-name="T15">О ПОРЯДКЕ ОСУЩЕСТВЛЕНИЯ РАСЧЕТОВ ПО ВНЕШНЕТОРГОВЫМ ДОГОВОРАМ, ПРЕДУСМАТРИВАЮЩИМ ИМПОРТ</text:span><text:span text:style-name="T7">», «</text:span><text:span text:style-name="T15">Указ Президента О порядке проведения и контроля внешнеторговых операций 27 марта 2008 г. № 178</text:span><text:span text:style-name="T7">».</text:span></text:p>
      <text:p text:style-name="Text_20_body"><text:span text:style-name="T11">Недвижимость: </text:span><text:span text:style-name="T7">«</text:span><text:span text:style-name="T15">ЗАКОН О ГОСУДАРСТВЕННОЙ РЕГИСТРАЦИИ НЕДВИЖИМОГО ИМУЩЕСТВА, ПРАВ НА НЕГО И СДЕЛОК С НИМ</text:span><text:span text:style-name="T7">»</text:span><text:span text:style-name="T11">.</text:span></text:p>
      <text:p text:style-name="Text_20_body"><text:span text:style-name="T11">Розничная торговля: </text:span><text:span text:style-name="T7">«</text:span><text:span text:style-name="T15">ПОСТАНОВЛЕНИЕ СОВМИНА от 02.11.2005 г. № 1221 О НЕКОТОРЫХ ВОПРОСАХ ЛИЦЕНЗИРОВАНИЯ РОЗНИЧНОЙ ТОРГОВЛИ</text:span><text:span text:style-name="T7">», «</text:span><text:span text:style-name="T15">О НЕКОТОРЫХ ВОПРОСАХ ОСУЩЕСТВЛЕНИЯ РОЗНИЧНОЙ ТОРГОВЛИ ПО ОБРАЗЦАМ С ИСПОЛЬЗОВАНИЕМ СЕТИ ИНТЕРНЕТ</text:span><text:span text:style-name="T7">», «</text:span><text:span text:style-name="T15">Правила розничной торговли по образцам Постановление СовМина от 15 января 2009 Г. № 31</text:span><text:span text:style-name="T7">», «</text:span><text:span text:style-name="T15">Рекомендации об отнесении торговых объектов к различным форматам</text:span><text:span text:style-name="T7">», «</text:span><text:span text:style-name="T15">Правила осуществления розничной торговли отдельными видами товаров и общественного питания</text:span><text:span text:style-name="T7">», «</text:span><text:span text:style-name="T15">Перечень документов, которые должны находиться в объектах розничной торговли и общественного питания</text:span><text:span text:style-name="T7">», «</text:span><text:span text:style-name="T15">Закон О торговле</text:span><text:span text:style-name="T7">».</text:span></text:p>
      <text:p text:style-name="P33"><text:span text:style-name="T12">Строительство (Строительный подряд): </text:span><text:span text:style-name="T10">«</text:span><text:span text:style-name="T16">Правила заключения и исполнения договоров (контрактов) строительного подряда</text:span><text:span text:style-name="T10">», «</text:span><text:span text:style-name="T16">Примерный договор строительного подряда</text:span><text:span text:style-name="T10">», «</text:span><text:span text:style-name="T16">Положение о лицензировании деятельности по проектированию и строительству зданий и сооружений</text:span><text:span text:style-name="T10">», «</text:span><text:span text:style-name="T16">Перечень лицензируемых видов деятельности</text:span><text:span text:style-name="T10">».</text:span></text:p>
      <text:p text:style-name="Text_20_body">Договор поставки: «<text:span text:style-name="T15">Положение о поставке товаров</text:span><text:span text:style-name="T18">», «</text:span><text:span text:style-name="T15">Положение о приемке товаров по количеству и качеству</text:span><text:span text:style-name="T18">».</text:span></text:p>
      <text:p text:style-name="Text_20_body"><text:span text:style-name="T19">Кодексы: </text:span><text:span text:style-name="T18">«</text:span><text:span text:style-name="T15">Гражданский кодекс», «Гражданско процессуальный кодекс», «Жилищный кодекс», «Кодекс о земле», «Кодекс об административных </text:span><text:soft-page-break/><text:span text:style-name="T15">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7">Лицензирование: </text:span><text:span text:style-name="T15">«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pan text:style-name="T17">Сертификация и гигиеническая регистрация: </text:span><text:span text:style-name="T15">«ПЕРЕЧЕНЬ ПРОДУКЦИИ, УСЛУГ, ИНЫХ ОБЪЕКТОВ, ПОДЛЕЖАЩИХ ОБЯЗАТЕЛЬНОМУ ПОДТВЕРЖДЕНИЮ СООТВЕТСТВИЯ».</text:span></text:p>
      <text:p text:style-name="Text_20_body"><text:span text:style-name="T17">Банкротство: </text:span><text:span text:style-name="T15">«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78" text:outline-level="1"><text:span text:style-name="Default_20_Paragraph_20_Font"><text:span text:style-name="T13">ОХРАНА ТРУДА, ЭКОЛОГИЧЕСКАЯ БЕЗОПАСНОСТЬ, ЭНЕРГОСБЕРЕЖЕНИЕ</text:span></text:span></text:h>
      <text:h text:style-name="Heading_20_2" text:outline-level="2"><text:span text:style-name="Default_20_Paragraph_20_Font"><text:span text:style-name="T14">Проектирование мер по обеспечению эргономических требований к организации рабочего места разработчика Интернет – приложений</text:span></text:span></text:h>
      <text:p text:style-name="P74">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74">Опишем алгоритм таких мероприятий:</text:p>
      <text:list xml:id="list2057241150" text:style-name="L19">
        <text:list-item>
          <text:p text:style-name="P76">создание полного описания характеристик проектируемого рабочего места <text:s/>с учетом особенностей его эксплуатации;</text:p>
        </text:list-item>
        <text:list-item>
          <text:p text:style-name="P76">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76">оценка эргономичности принятых решений.</text:p>
        </text:list-item>
      </text:list>
      <text:p text:style-name="P74">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74">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74">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text:soft-page-break/>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мероприятия.</text:p>
      <text:p text:style-name="P74">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74">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74">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74">Воспалительные заболевания <text:span text:style-name="T46">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oft-page-break/><text:span text:style-name="T46">перестает выполнять свои функции. Она перерождается в абсолютно не функциональную (не патогенную, но бесполезную) ткань [</text:span><text:span text:style-name="T46"><text:bookmark-ref text:reference-format="number" text:ref-name="__RefNumPara__3991_125047205">29</text:bookmark-ref></text:span><text:span text:style-name="T46">].</text:span></text:p>
      <text:p text:style-name="P74">Кроме того, воздействие компьютера осложняет течение беременности и родов, неблагоприятно влияет на плод. Существуют записи о поступлении жалоб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bookmark-ref text:reference-format="number" text:ref-name="__RefNumPara__3991_125047205">29</text:bookmark-ref>].</text:p>
      <text:h text:style-name="Heading_20_2" text:outline-level="2">Описание условий организации рабочего места разработчика Интернет-приложения</text:h>
      <text:p text:style-name="P74">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3">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74"><draw:frame draw:style-name="fr1" draw:name="Врезка24" text:anchor-type="paragraph" svg:y="0cm" svg:width="8.946cm" draw:z-index="46"><draw:text-box fo:min-height="6.384cm"><text:p text:style-name="Drawing"><draw:frame draw:style-name="fr9" draw:name="Графический объект24" text:anchor-type="paragraph" svg:x="1.042cm" svg:y="0.213cm" svg:width="8.066cm" style:rel-width="78%" svg:height="5.934cm" style:rel-height="scale" draw:z-index="47"><draw:image xlink:href="../Схема_поверхности_стола_для_охраны_труда.jpg" xlink:type="simple" xlink:show="embed" xlink:actuate="onLoad" draw:filter-name="&lt;Все форматы&gt;"/></draw:frame>Рисунок <text:sequence text:ref-name="refDrawing23" text:name="Drawing" text:formula="ooow:Drawing+1" style:num-format="1">4.1</text:sequence> - Схема поверхности рабочего стола</text:p></draw:text-box></draw:frame></text:p>
      <text:p text:style-name="P74"><text:soft-page-break/>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74">Для исключения попадания отраженных бликов в глаза пользователей покрытие рабочей поверхность стола имеет матовую фактуру. </text:p>
      <text:p text:style-name="P74">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74">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74">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74">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text:soft-page-break/>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74">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74">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74">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74">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74"><text:span text:style-name="Default_20_Paragraph_20_Font"><text:span text:style-name="T42">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span></text:span></text:p>
      <text:h text:style-name="Заголовок_20_Без_20_Нумерации" text:outline-level="1">ЗАКЛЮЧЕНИЕ</text:h>
      <text:p text:style-name="Text_20_body">В результате работы нами были изучены методики построения Интернет приложений на базе различных программных средств. Также нами был проведен сравнительный анализ таких методик и проектирование Интернет приложения классифицирующего юридические услуги предназначенного для привлечения клиентов в компанию ООО «Надежный выбор». На этапе проектирования Интернет приложения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и разработаны как компоненты системы, так и варианты использования системы. Для успешного проектирования и реализации потребовалось разработать алгоритм работы пользователя с системой, создать интерфейс пользователей системы.</text:p>
      <text:p text:style-name="Text_20_body"><text:soft-page-break/>Таким образом, Интернет-приложение, которое было получено в результате работы, позволяет привлекать клиентов в компанию. Для привлечения клиентов используется информация о компании «Надежный выбор», которая в результате разработанной структурной организации этой информации должна вызывать доверие у потенциальных клиентов компании.</text:p>
      <text:h text:style-name="Заголовок_20_Без_20_Нумерации" text:outline-level="1">СПИСОК ЛИТЕРАТУРЫ</text:h>
      <text:list xml:id="list851278291" text:style-name="L18">
        <text:list-item>
          <text:p text:style-name="P73"><text:bookmark-start text:name="_Ref259730886"/><text:bookmark text:name="__RefNumPara__3804_2125587064"/>MVC для начинающих и для интернета в частности [Электронный ресурс]. - Режим доступа: <text:a xlink:type="simple" xlink:href="http://chtivo.webhost.ru/articles/mvc.php" office:target-frame-name="_top" xlink:show="replace">http://chtivo.webhost.ru/articles/mvc.php</text:a>.<text:bookmark-end text:name="_Ref259730886"/><text:bookmark-end text:name="__RefNumPara__3804_2125587064"/></text:p>
        </text:list-item>
        <text:list-item>
          <text:p text:style-name="P73"><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73"><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73"><text:bookmark-start text:name="_Ref259730904"/><text:bookmark text:name="__RefNumPara__3808_2125587064"/>Официальный сайт MySQL [Электронный ресурс]. - Режим доступа: <text:a xlink:type="simple" xlink:href="http://dev.mysql.com/" office:target-frame-name="_top" xlink:show="replace">http://dev.mysql.com/</text:a><text:bookmark-end text:name="_Ref259730904"/><text:bookmark-end text:name="__RefNumPara__3808_2125587064"/></text:p>
        </text:list-item>
        <text:list-item>
          <text:p text:style-name="P73"><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73"><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73">Учебник PHP [Электронный ресурс]. - Режим доступа: <text:a xlink:type="simple" xlink:href="http://phpclub.ru/manrus/" office:target-frame-name="_top" xlink:show="replace">http://phpclub.ru/manrus/</text:a></text:p>
        </text:list-item>
        <text:list-item>
          <text:p text:style-name="P73"><text:bookmark-start text:name="_Ref259731028"/><text:bookmark text:name="__RefNumPara__4132_2125587064"/>About Drupal [Электронный ресурс]. - Режим доступа: <text:a xlink:type="simple" xlink:href="http://drupal.org/about" office:target-frame-name="_top" xlink:show="replace">http://drupal.org/about</text:a><text:bookmark-end text:name="_Ref259731028"/><text:bookmark-end text:name="__RefNumPara__4132_2125587064"/></text:p>
        </text:list-item>
        <text:list-item>
          <text:p text:style-name="P73"><text:bookmark-start text:name="_Ref259731062"/><text:bookmark text:name="__RefNumPara__4142_2125587064"/>Drupal handbook [Электронный ресурс]. - Режим доступа: <text:a xlink:type="simple" xlink:href="http://drupal.org/handbooks" office:target-frame-name="_top" xlink:show="replace">http://drupal.org/handbooks</text:a><text:bookmark-end text:name="_Ref259731062"/><text:bookmark-end text:name="__RefNumPara__4142_2125587064"/></text:p>
        </text:list-item>
        <text:list-item>
          <text:p text:style-name="P73"><text:bookmark text:name="__RefNumPara__4140_2125587064"/>Joomla - система управления сайтом [Электронный ресурс]. - Режим доступа: <text:a xlink:type="simple" xlink:href="http://joomla.ru/" office:target-frame-name="_top" xlink:show="replace">http://joomla.ru/</text:a><text:bookmark-end text:name="__RefNumPara__4140_2125587064"/></text:p>
        </text:list-item>
        <text:list-item>
          <text:p text:style-name="P73"><text:bookmark-start text:name="_Ref259731037"/><text:bookmark text:name="__RefNumPara__4134_2125587064"/>База знаний Joomla [Электронный ресурс]. - Режим доступа: <text:a xlink:type="simple" xlink:href="http://www.joomla-docs.ru/Заглавная_страница" office:target-frame-name="_top" xlink:show="replace">http://www.joomla-docs.ru/Заглавная_страница</text:a><text:bookmark-end text:name="_Ref259731037"/><text:bookmark-end text:name="__RefNumPara__4134_2125587064"/></text:p>
        </text:list-item>
        <text:list-item>
          <text:p text:style-name="P73"><text:bookmark-start text:name="_Ref259731069"/><text:bookmark text:name="__RefNumPara__4144_2125587064"/>SEO Joomla [Электронный ресурс]. - Режим доступа: <text:a xlink:type="simple" xlink:href="http://www.seo-joomla.net/" office:target-frame-name="_top" xlink:show="replace">http://www.seo-joomla.net/</text:a><text:bookmark-end text:name="_Ref259731069"/><text:bookmark-end text:name="__RefNumPara__4144_2125587064"/></text:p>
        </text:list-item>
        <text:list-item>
          <text:p text:style-name="P73">FAQ по Joomla [Электронный ресурс]. - Режим доступа: <text:a xlink:type="simple" xlink:href="http://www.joomla-docs.ru/FAQ_по_Joomla" office:target-frame-name="_top" xlink:show="replace">http://www.joomla-docs.ru/FAQ_по_Joomla</text:a></text:p>
        </text:list-item>
        <text:list-item>
          <text:p text:style-name="P73"><text:bookmark-start text:name="_Ref259731108"/><text:bookmark text:name="__RefNumPara__4146_2125587064"/>PHP FAQ. Сайт с ответами на вопросы [Электронный ресурс]. - Режим доступа: <text:a xlink:type="simple" xlink:href="http://www.phpfaq.ru/" office:target-frame-name="_top" xlink:show="replace">http://www.phpfaq.ru/</text:a><text:bookmark-end text:name="_Ref259731108"/><text:bookmark-end text:name="__RefNumPara__4146_2125587064"/></text:p>
        </text:list-item>
        <text:list-item>
          <text:p text:style-name="P73"><text:bookmark-start text:name="_Ref259730948"/><text:bookmark text:name="__RefNumPara__3962_2125587064"/>MySQL 5.1 <text:span text:style-name="Default_20_Paragraph_20_Font"><text:span text:style-name="T33">Reference</text:span></text:span> <text:span text:style-name="Default_20_Paragraph_20_Font"><text:span text:style-name="T33">Manual</text:span></text:span> [Электронный ресурс]. - Режим доступа: <text:a xlink:type="simple" xlink:href="http://dev.mysql.com/doc/refman/5.1/en/" office:target-frame-name="_top" xlink:show="replace">http://dev.mysql.com/doc/refman/5.1/en/</text:a><text:bookmark-end text:name="_Ref259730948"/><text:bookmark-end text:name="__RefNumPara__3962_2125587064"/></text:p>
        </text:list-item>
        <text:list-item>
          <text:p text:style-name="P73">MySQL <text:span text:style-name="Default_20_Paragraph_20_Font"><text:span text:style-name="T33">Help</text:span></text:span> [Электронный ресурс]. - Режим доступа: <text:soft-page-break/><text:a xlink:type="simple" xlink:href="http://www.phpfreaks.com/forums/index.php?board=3.0" office:target-frame-name="_top" xlink:show="replace">http://www.phpfreaks.com/forums/index.php?board=3.0</text:a></text:p>
        </text:list-item>
        <text:list-item>
          <text:p text:style-name="P73"><text:bookmark-start text:name="_Ref259731051"/><text:bookmark text:name="__RefNumPara__4138_2125587064"/>FAQ WordPress Россия [Электронный ресурс]. - Режим доступа: <text:a xlink:type="simple" xlink:href="http://mywordpress.ru/faq/" office:target-frame-name="_top" xlink:show="replace">http://mywordpress.ru/faq/</text:a><text:bookmark-end text:name="_Ref259731051"/><text:bookmark-end text:name="__RefNumPara__4138_2125587064"/></text:p>
        </text:list-item>
        <text:list-item>
          <text:p text:style-name="P73"><text:bookmark text:name="__RefNumPara__4136_2125587064"/><text:s/><text:bookmark-start text:name="_Ref259731043"/>WordPress.com - Get a Free Blog Here [Электронный ресурс]. - Режим доступа: <text:a xlink:type="simple" xlink:href="http://wordpress.com/" office:target-frame-name="_top" xlink:show="replace">http://wordpress.com/</text:a><text:bookmark-end text:name="__RefNumPara__4136_2125587064"/><text:bookmark-end text:name="_Ref259731043"/></text:p>
        </text:list-item>
        <text:list-item>
          <text:p text:style-name="P73">Браузер - Википедия [Электронный ресурс]. - Режим доступа: <text:a xlink:type="simple" xlink:href="http://ru.wikipedia.org/wiki/Браузер" office:target-frame-name="_top" xlink:show="replace">http://ru.wikipedia.org/wiki/Браузер</text:a>.</text:p>
        </text:list-item>
        <text:list-item>
          <text:p text:style-name="P73"><text:bookmark-start text:name="_Ref259730929"/><text:bookmark text:name="__RefNumPara__3906_2125587064"/>HTML - Википедия [Электронный ресурс]. - Режим доступа: <text:a xlink:type="simple" xlink:href="http://ru.wikipedia.org/wiki/HTML" office:target-frame-name="_top" xlink:show="replace">http://ru.wikipedia.org/wiki/HTML</text:a>.<text:bookmark-end text:name="_Ref259730929"/><text:bookmark-end text:name="__RefNumPara__3906_2125587064"/></text:p>
        </text:list-item>
        <text:list-item>
          <text:p text:style-name="P73"><text:bookmark-start text:name="_Ref259730963"/><text:bookmark text:name="__RefNumPara__3966_2125587064"/>Ruby On Rails [Электронный ресурс]. - Режим доступа: <text:a xlink:type="simple" xlink:href="http://rubyonrails.org/" office:target-frame-name="_top" xlink:show="replace">http://rubyonrails.org/</text:a>.<text:bookmark-end text:name="_Ref259730963"/><text:bookmark-end text:name="__RefNumPara__3966_2125587064"/></text:p>
        </text:list-item>
        <text:list-item>
          <text:p text:style-name="P73"><text:bookmark text:name="__RefNumPara__1956_1823942306"/>Установка<text:span text:style-name="Default_20_Paragraph_20_Font"><text:span text:style-name="T23"> PHP + Apache: CGI vs module. </text:span></text:span>[Электронный ресурс]. - Режим доступа: <text:a xlink:type="simple" xlink:href="http://phpclub.ru/detail/article/2001-04-20" office:target-frame-name="_top" xlink:show="replace">http://phpclub.ru/detail/article/2001-04-20</text:a>.<text:bookmark-end text:name="__RefNumPara__1956_1823942306"/></text:p>
        </text:list-item>
        <text:list-item>
          <text:p text:style-name="P73"><text:bookmark text:name="__RefNumPara__3222_820469989"/>Class: ActiveRecord::Base [Электронный ресурс]. - Режим доступа: <text:a xlink:type="simple" xlink:href="http://api.rubyonrails.org/classes/ActiveRecord/Base.html" office:target-frame-name="_top" xlink:show="replace">http://api.rubyonrails.org/classes/ActiveRecord/Base.html</text:a>.<text:bookmark-end text:name="__RefNumPara__3222_820469989"/></text:p>
        </text:list-item>
        <text:list-item>
          <text:p text:style-name="P73"><text:bookmark text:name="__RefNumPara__1954_1823942306"/>Диаграмма компонент - Википедия [Электронный ресурс]. - Режим доступа: <text:a xlink:type="simple" xlink:href="http://ru.wikipedia.org/wiki/Диаграмма_компонентов" office:target-frame-name="_top" xlink:show="replace">http://ru.wikipedia.org/wiki/Диаграмма_компонентов</text:a>.<text:bookmark-end text:name="__RefNumPara__1954_1823942306"/></text:p>
        </text:list-item>
        <text:list-item>
          <text:p text:style-name="P73"><text:bookmark text:name="__RefNumPara__2194_1823942306"/><text:span text:style-name="Default_20_Paragraph_20_Font"><text:span text:style-name="T23">Joomla! Help Site – Manual Installation [</text:span></text:span>Электронный<text:span text:style-name="Default_20_Paragraph_20_Font"><text:span text:style-name="T23"> </text:span></text:span>ресурс<text:span text:style-name="Default_20_Paragraph_20_Font"><text:span text:style-name="T23">]. –</text:span></text:span> Режим доступа: <text:a xlink:type="simple" xlink:href="http://help.joomla.org/content/view/1944/302/">http://help.joomla.org/content/view/1944/302/</text:a><text:span text:style-name="Default_20_Paragraph_20_Font"><text:span text:style-name="T23">.</text:span></text:span><text:bookmark-end text:name="__RefNumPara__2194_1823942306"/></text:p>
        </text:list-item>
        <text:list-item>
          <text:p text:style-name="P73"><text:bookmark text:name="__RefNumPara__3546_1823942306"/><text:span text:style-name="Default_20_Paragraph_20_Font"><text:span text:style-name="T23">PhpMyAdmin [Электронный ресурс]. - Режим доступа: </text:span></text:span><text:a xlink:type="simple" xlink:href="http://www.phpmyadmin.net/home_page/index.php"><text:span text:style-name="Default_20_Paragraph_20_Font"><text:span text:style-name="T23">http://www.phpmyadmin.net/home_page/index.php</text:span></text:span></text:a><text:span text:style-name="Default_20_Paragraph_20_Font"><text:span text:style-name="T23">.</text:span></text:span><text:bookmark-end text:name="__RefNumPara__3546_1823942306"/></text:p>
        </text:list-item>
        <text:list-item>
          <text:p text:style-name="P73"><text:bookmark text:name="__RefNumPara__3020_917514657"/><text:span text:style-name="Default_20_Paragraph_20_Font"><text:span text:style-name="T23">Joomla! Help Site - mosLoadModules [Электронный ресурс]. - Режим доступа: </text:span></text:span><text:a xlink:type="simple" xlink:href="http://help.joomla.org/content/view/1565/125/"><text:span text:style-name="Default_20_Paragraph_20_Font"><text:span text:style-name="T23">http://help.joomla.org/content/view/1565/125/</text:span></text:span></text:a><text:span text:style-name="Default_20_Paragraph_20_Font"><text:span text:style-name="T23">.</text:span></text:span><text:bookmark-end text:name="__RefNumPara__3020_917514657"/></text:p>
        </text:list-item>
        <text:list-item>
          <text:p text:style-name="P73"><text:bookmark text:name="__RefNumPara__5055_917514657"/><text:span text:style-name="Default_20_Paragraph_20_Font"><text:span text:style-name="T23">Joomla! Help Site - mosMainBody [Электронный ресурс]. - Режим доступа: </text:span></text:span><text:a xlink:type="simple" xlink:href="http://help.joomla.org/content/view/1566/125/"><text:span text:style-name="Default_20_Paragraph_20_Font"><text:span text:style-name="T23">http://help.joomla.org/content/view/1566/125/</text:span></text:span></text:a><text:span text:style-name="Default_20_Paragraph_20_Font"><text:span text:style-name="T23">.</text:span></text:span><text:bookmark-end text:name="__RefNumPara__5055_917514657"/></text:p>
        </text:list-item>
        <text:list-item>
          <text:p text:style-name="P73"><text:bookmark text:name="__RefNumPara__3991_125047205"/><text:span text:style-name="Default_20_Paragraph_20_Font"><text:span text:style-name="T23">Синдром продвинутого пользователя [Электронный ресурс]. - Режим доступа: </text:span></text:span><text:a xlink:type="simple" xlink:href="http://www.rhr.ru/index/midday/6976,0.html"><text:span text:style-name="Default_20_Paragraph_20_Font">http://www.rhr.ru/index/midday/6976,0.html</text:span></text:a><text:span text:style-name="Default_20_Paragraph_20_Font"><text:span text:style-name="T20">.</text:span></text:span><text:bookmark-end text:name="__RefNumPara__3991_125047205"/></text:p>
        </text:list-item>
        <text:list-item>
          <text:p text:style-name="P75"><text:bookmark text:name="__RefNumPara__4438_125047205"/><text:span text:style-name="Default_20_Paragraph_20_Font"><text:span text:style-name="T23">Оскерко Т. Работа за компьютером. Вопросы охраны труда / Т. Оскерко. - Минск: Регистр, 2007. 144 с.</text:span></text:span><text:bookmark-end text:name="__RefNumPara__4438_125047205"/></text:p>
        </text:list-item>
        <text:list-item>
          <text:p text:style-name="P75"><text:bookmark text:name="__RefNumPara__4440_125047205"/><text:span text:style-name="Default_20_Paragraph_20_Font"><text:span text:style-name="T23">Шумилин В.К. Охрана труда на рабочих местах с компьютером / В. К. Шумилин, Е. П. Палькеев, В. М. Баринова, Е. В. Пашаева - М.: Нела-Информ, 2004. 160 с.</text:span></text:span><text:bookmark-end text:name="__RefNumPara__4440_12504720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60</text:page-number></text:p>
      </style:footer>
    </style:master-page>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23T18:07:11</dc:date>
    <meta:editing-cycles>440</meta:editing-cycles>
    <meta:editing-duration>PT66H36M47S</meta:editing-duration>
    <meta:document-statistic meta:table-count="15" meta:image-count="24" meta:object-count="0" meta:page-count="62" meta:paragraph-count="768" meta:word-count="10150" meta:character-count="93374"/>
    <meta:template xlink:type="simple" xlink:actuate="onRequest" xlink:title="" xlink:href="Normal.dotm"/>
  </office:meta>
</office:document-meta>
</file>